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Object 12/manifest.rdf" manifest:media-type="application/rdf+xml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spreadsheet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spreadsheet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spreadsheet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5597in" table:align="left"/>
    </style:style>
    <style:style style:name="Table1.A" style:family="table-column">
      <style:table-column-properties style:column-width="1.3764in"/>
    </style:style>
    <style:style style:name="Table1.B" style:family="table-column">
      <style:table-column-properties style:column-width="1.18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5597in" table:align="left"/>
    </style:style>
    <style:style style:name="Table2.A" style:family="table-column">
      <style:table-column-properties style:column-width="1.3764in"/>
    </style:style>
    <style:style style:name="Table2.B" style:family="table-column">
      <style:table-column-properties style:column-width="1.18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5597in" table:align="left"/>
    </style:style>
    <style:style style:name="Table3.A" style:family="table-column">
      <style:table-column-properties style:column-width="1.3764in"/>
    </style:style>
    <style:style style:name="Table3.B" style:family="table-column">
      <style:table-column-properties style:column-width="1.183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5597in" table:align="left"/>
    </style:style>
    <style:style style:name="Table4.A" style:family="table-column">
      <style:table-column-properties style:column-width="1.3764in"/>
    </style:style>
    <style:style style:name="Table4.B" style:family="table-column">
      <style:table-column-properties style:column-width="1.183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9322" officeooo:paragraph-rsid="001a2b04"/>
    </style:style>
    <style:style style:name="P2" style:family="paragraph" style:parent-style-name="Standard">
      <style:text-properties officeooo:rsid="001a2b04" officeooo:paragraph-rsid="001a2b04"/>
    </style:style>
    <style:style style:name="P3" style:family="paragraph" style:parent-style-name="Standard" style:list-style-name="L2">
      <style:text-properties officeooo:rsid="001a2b04" officeooo:paragraph-rsid="001a2b04"/>
    </style:style>
    <style:style style:name="P4" style:family="paragraph" style:parent-style-name="Standard">
      <style:text-properties officeooo:rsid="001a2b04" officeooo:paragraph-rsid="001ad8c7"/>
    </style:style>
    <style:style style:name="P5" style:family="paragraph" style:parent-style-name="Standard">
      <style:text-properties officeooo:rsid="001ad8c7" officeooo:paragraph-rsid="001ad8c7"/>
    </style:style>
    <style:style style:name="P6" style:family="paragraph" style:parent-style-name="Standard">
      <style:text-properties officeooo:paragraph-rsid="001ad8c7"/>
    </style:style>
    <style:style style:name="P7" style:family="paragraph" style:parent-style-name="Header">
      <style:paragraph-properties fo:text-align="end" style:justify-single-word="false"/>
      <style:text-properties officeooo:rsid="001a2b04" officeooo:paragraph-rsid="001a2b04"/>
    </style:style>
    <style:style style:name="P8" style:family="paragraph" style:parent-style-name="Table_20_Contents">
      <style:text-properties officeooo:rsid="001ad8c7" officeooo:paragraph-rsid="001ad8c7"/>
    </style:style>
    <style:style style:name="T1" style:family="text">
      <style:text-properties officeooo:rsid="001a2b04"/>
    </style:style>
    <style:style style:name="T2" style:family="text">
      <style:text-properties officeooo:rsid="001ad8c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parent Movie Recommendation System</text:p>
      <text:p text:style-name="P1">Weekly Report</text:p>
      <text:p text:style-name="P1"><text:span text:style-name="T1">6</text:span> <text:span text:style-name="T1">October</text:span> 2015</text:p>
      <text:p text:style-name="P1">Neil Getty</text:p>
      <text:p text:style-name="P1">Mustafa Bilgic</text:p>
      <text:p text:style-name="P1"/>
      <text:p text:style-name="P2">Code changes this week:</text:p>
      <text:p text:style-name="P2"/>
      <text:list xml:id="list5570284633963007858" text:style-name="L2">
        <text:list-item>
          <text:p text:style-name="P3">Actor appearance added to movie features, minor model performance increase (~.03). </text:p>
          <text:p text:style-name="P3"/>
        </text:list-item>
        <text:list-item>
          <text:p text:style-name="P3">Added number of ratings to movie features, minor model performance decrease (~-02).</text:p>
          <text:p text:style-name="P3"/>
        </text:list-item>
        <text:list-item>
          <text:p text:style-name="P3">Method which given a user records movie IDs, average rating, user's error from average, user rating, model prediction and model error to a csv file.</text:p>
          <text:p text:style-name="P3"/>
        </text:list-item>
        <text:list-item>
          <text:p text:style-name="P3">Method which given a user and movie records nonzero features and weights to a csv file.</text:p>
        </text:list-item>
      </text:list>
      <text:p text:style-name="P2"/>
      <text:p text:style-name="P2"/>
      <text:p text:style-name="P2">Some user result tables and movie features/weights.</text:p>
      <text:p text:style-name="P2"/>
      <text:p text:style-name="P2">User 86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verage Rating</text:p>
          </table:table-cell>
          <table:table-cell table:style-name="Table1.B1" office:value-type="string">
            <text:p text:style-name="P8">3.52</text:p>
          </table:table-cell>
        </table:table-row>
        <table:table-row>
          <table:table-cell table:style-name="Table1.A2" office:value-type="string">
            <text:p text:style-name="P8">Number of Ratings</text:p>
          </table:table-cell>
          <table:table-cell table:style-name="Table1.B2" office:value-type="string">
            <text:p text:style-name="P8">24</text:p>
          </table:table-cell>
        </table:table-row>
        <table:table-row>
          <table:table-cell table:style-name="Table1.A2" office:value-type="string">
            <text:p text:style-name="P8">Model MAE</text:p>
          </table:table-cell>
          <table:table-cell table:style-name="Table1.B2" office:value-type="string">
            <text:p text:style-name="P8">0.08</text:p>
          </table:table-cell>
        </table:table-row>
      </table:table>
      <text:p text:style-name="P2"/>
      <text:p text:style-name="P2"><draw:frame draw:style-name="fr1" draw:name="Object1" text:anchor-type="paragraph" svg:x="0.9327in" svg:y="0.039in" svg:width="5.0591in" svg:height="3.797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Movie 86 Features/Weights</text:p>
      <text:p text:style-name="P5">Top 10 positive/negative features</text:p>
      <text:p text:style-name="P5">Model error: 0.0025</text:p>
      <text:p text:style-name="P5"/>
      <text:p text:style-name="P5"><draw:frame draw:style-name="fr2" draw:name="Object2" text:anchor-type="paragraph" svg:width="2.5508in" svg:height="3.7335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otal nonzero features: 20</text:p>
      <text:p text:style-name="P5"/>
      <text:p text:style-name="P5">Movie 1175 Features/Weights</text:p>
      <text:p text:style-name="P5">Model error: 0.7</text:p>
      <text:p text:style-name="P5"/>
      <text:p text:style-name="P5"><draw:frame draw:style-name="fr2" draw:name="Object3" text:anchor-type="paragraph" svg:width="2.1154in" svg:height="0.5335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/>
      <text:p text:style-name="P5">Total nonzero features: 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User 8<text:span text:style-name="T2">49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Average Rating</text:p>
          </table:table-cell>
          <table:table-cell table:style-name="Table3.B1" office:value-type="string">
            <text:p text:style-name="P8">4.869</text:p>
          </table:table-cell>
        </table:table-row>
        <table:table-row>
          <table:table-cell table:style-name="Table3.A2" office:value-type="string">
            <text:p text:style-name="P8">Number of Ratings</text:p>
          </table:table-cell>
          <table:table-cell table:style-name="Table3.B2" office:value-type="string">
            <text:p text:style-name="P8">23</text:p>
          </table:table-cell>
        </table:table-row>
        <table:table-row>
          <table:table-cell table:style-name="Table3.A2" office:value-type="string">
            <text:p text:style-name="P8">Model MAE</text:p>
          </table:table-cell>
          <table:table-cell table:style-name="Table3.B2" office:value-type="string">
            <text:p text:style-name="P8">0.09</text:p>
          </table:table-cell>
        </table:table-row>
      </table:table>
      <text:p text:style-name="P5"/>
      <text:p text:style-name="P5"><draw:frame draw:style-name="fr3" draw:name="Object7" text:anchor-type="paragraph" svg:width="4.9937in" svg:height="3.7472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5">Movie 174 Features/Weights</text:p>
      <text:p text:style-name="P5"><draw:frame draw:style-name="fr1" draw:name="Object9" text:anchor-type="paragraph" svg:x="2.3862in" svg:y="0.0646in" svg:width="2.761in" svg:height="3.7335in" draw:z-index="7"><draw:object xlink:href="./Object 9" xlink:type="simple" xlink:show="embed" xlink:actuate="onLoad"/><draw:image xlink:href="./ObjectReplacements/Object 9" xlink:type="simple" xlink:show="embed" xlink:actuate="onLoad"/></draw:frame>Model error: 0.0019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Number of nonzero features: 43</text:p>
      <text:p text:style-name="P5">Movie 406 Features/Weights</text:p>
      <text:p text:style-name="P6"><text:span text:style-name="T2">Model error 0.4251</text:span></text:p>
      <text:p text:style-name="P5"><draw:frame draw:style-name="fr3" draw:name="Object10" text:anchor-type="paragraph" svg:width="2.4091in" svg:height="3.2008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Number of nonzero features: 16</text:p>
      <text:p text:style-name="P5"/>
      <text:p text:style-name="P5"/>
      <text:p text:style-name="P5"/>
      <text:p text:style-name="P5">User 229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verage Rating</text:p>
          </table:table-cell>
          <table:table-cell table:style-name="Table2.B1" office:value-type="string">
            <text:p text:style-name="P8">2.73</text:p>
          </table:table-cell>
        </table:table-row>
        <table:table-row>
          <table:table-cell table:style-name="Table2.A2" office:value-type="string">
            <text:p text:style-name="P8">Number of Ratings</text:p>
          </table:table-cell>
          <table:table-cell table:style-name="Table2.B2" office:value-type="string">
            <text:p text:style-name="P8">29</text:p>
          </table:table-cell>
        </table:table-row>
        <table:table-row>
          <table:table-cell table:style-name="Table2.A2" office:value-type="string">
            <text:p text:style-name="P8">Model MAE</text:p>
          </table:table-cell>
          <table:table-cell table:style-name="Table2.B2" office:value-type="string">
            <text:p text:style-name="P8">0.63</text:p>
          </table:table-cell>
        </table:table-row>
      </table:table>
      <text:p text:style-name="P6"/>
      <text:p text:style-name="P6"><draw:frame draw:style-name="fr2" draw:name="Object4" text:anchor-type="paragraph" svg:width="5.1898in" svg:height="3.2717in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6"/>
      <text:p text:style-name="P6"/>
      <text:p text:style-name="P6"/>
      <text:p text:style-name="P5"><text:soft-page-break/>Movie 312 Features/Weights</text:p>
      <text:p text:style-name="P5">Top 10 positive/negative features</text:p>
      <text:p text:style-name="P5">Model error: 0.06</text:p>
      <text:p text:style-name="P5"/>
      <text:p text:style-name="P5"><draw:frame draw:style-name="fr3" draw:name="Object5" text:anchor-type="paragraph" svg:width="2.6634in" svg:height="3.7335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otal nonzero features: 70</text:p>
      <text:p text:style-name="P5"/>
      <text:p text:style-name="P5"/>
      <text:p text:style-name="P5">Movie 302 Features/Weights</text:p>
      <text:p text:style-name="P5">Top 10 positive/negative features</text:p>
      <text:p text:style-name="P5">Model error: 1.9</text:p>
      <text:p text:style-name="P5"/>
      <text:p text:style-name="P5"><draw:frame draw:style-name="fr2" draw:name="Object6" text:anchor-type="paragraph" svg:width="2.1154in" svg:height="0.889in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/>
      <text:p text:style-name="P5"/>
      <text:p text:style-name="P5"/>
      <text:p text:style-name="P5">Total nonzero features: 4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User 38</text:p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Average Rating</text:p>
          </table:table-cell>
          <table:table-cell table:style-name="Table4.B1" office:value-type="string">
            <text:p text:style-name="P8">4.07</text:p>
          </table:table-cell>
        </table:table-row>
        <table:table-row>
          <table:table-cell table:style-name="Table4.A2" office:value-type="string">
            <text:p text:style-name="P8">Number of Ratings</text:p>
          </table:table-cell>
          <table:table-cell table:style-name="Table4.B2" office:value-type="string">
            <text:p text:style-name="P8">87</text:p>
          </table:table-cell>
        </table:table-row>
        <table:table-row>
          <table:table-cell table:style-name="Table4.A2" office:value-type="string">
            <text:p text:style-name="P8">Model MAE</text:p>
          </table:table-cell>
          <table:table-cell table:style-name="Table4.B2" office:value-type="string">
            <text:p text:style-name="P8">0.92</text:p>
          </table:table-cell>
        </table:table-row>
      </table:table>
      <text:p text:style-name="P5"/>
      <text:p text:style-name="P5"><draw:frame draw:style-name="fr3" draw:name="Object8" text:anchor-type="paragraph" svg:width="4.9575in" svg:height="3.5717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vie 218 Features/Weights</text:p>
      <text:p text:style-name="P5"><draw:frame draw:style-name="fr1" draw:name="Object11" text:anchor-type="paragraph" svg:x="2.602in" svg:y="0.0984in" svg:width="2.522in" svg:height="3.7335in" draw:z-index="9"><draw:object xlink:href="./Object 11" xlink:type="simple" xlink:show="embed" xlink:actuate="onLoad"/><draw:image xlink:href="./ObjectReplacements/Object 11" xlink:type="simple" xlink:show="embed" xlink:actuate="onLoad"/></draw:frame>Model error: 0.00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Number of nonzero features: 94</text:p>
      <text:p text:style-name="P5"><text:soft-page-break/>Movie 432 Features/Weights</text:p>
      <text:p text:style-name="P5">Model Error: 3.0554</text:p>
      <text:p text:style-name="P5"><draw:frame draw:style-name="fr2" draw:name="Object12" text:anchor-type="paragraph" svg:width="2.072in" svg:height="0.889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5"/>
      <text:p text:style-name="P5">Number of nonzero features: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2b04" officeooo:paragraph-rsid="001a2b0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etty <text:page-number text:select-page="current">7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9:41:26.166000000</meta:creation-date>
    <dc:date>2015-10-06T10:41:32.438000000</dc:date>
    <meta:editing-duration>PT48M55S</meta:editing-duration>
    <meta:editing-cycles>2</meta:editing-cycles>
    <meta:generator>LibreOffice/4.3.1.2$Windows_x86 LibreOffice_project/958349dc3b25111dbca392fbc281a05559ef6848</meta:generator>
    <meta:document-statistic meta:table-count="4" meta:image-count="0" meta:object-count="12" meta:page-count="7" meta:paragraph-count="70" meta:word-count="241" meta:character-count="1480" meta:non-whitespace-character-count="13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 style:data-style-name="N126">
      <style:table-cell-properties fo:background-color="#669900"/>
    </style:style>
    <style:style style:name="ce4" style:family="table-cell" style:parent-style-name="Default" style:data-style-name="N126"/>
    <style:style style:name="ce5" style:family="table-cell" style:parent-style-name="Default" style:data-style-name="N126">
      <style:table-cell-properties fo:background-color="#ff6600"/>
    </style:style>
  </office:automatic-styles>
  <office:body>
    <office:spreadsheet>
      <table:table table:name="user_86_result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row table:style-name="ro1">
          <table:table-cell office:value-type="string" calcext:value-type="string">
            <text:p>Movie ID</text:p>
          </table:table-cell>
          <table:table-cell table:style-name="Default" office:value-type="string" calcext:value-type="string">
            <text:p>Average Rating</text:p>
          </table:table-cell>
          <table:table-cell table:style-name="Default" office:value-type="string" calcext:value-type="string">
            <text:p>Error from Avg</text:p>
          </table:table-cell>
          <table:table-cell table:style-name="Default" office:value-type="string" calcext:value-type="string">
            <text:p>User Rating</text:p>
          </table:table-cell>
          <table:table-cell table:style-name="Default" office:value-type="string" calcext:value-type="string">
            <text:p>Model Prediction</text:p>
          </table:table-cell>
          <table:table-cell table:style-name="Default" office:value-type="string" calcext:value-type="string">
            <text:p>Model Error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3.63109048724" calcext:value-type="float">
            <text:p>3.6311</text:p>
          </table:table-cell>
          <table:table-cell table:style-name="ce3" office:value-type="float" office:value="0.631090487239" calcext:value-type="float">
            <text:p>0.6311</text:p>
          </table:table-cell>
          <table:table-cell table:style-name="ce3" office:value-type="float" office:value="3" calcext:value-type="float">
            <text:p>3.0000</text:p>
          </table:table-cell>
          <table:table-cell table:style-name="ce3" office:value-type="float" office:value="2.99748599665" calcext:value-type="float">
            <text:p>2.9975</text:p>
          </table:table-cell>
          <table:table-cell table:style-name="ce3" office:value-type="float" office:value="0.00251400334771" calcext:value-type="float">
            <text:p>0.00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44142259414" calcext:value-type="float">
            <text:p>3.4414</text:p>
          </table:table-cell>
          <table:table-cell office:value-type="float" office:value="0.441422594142" calcext:value-type="float">
            <text:p>0.4414</text:p>
          </table:table-cell>
          <table:table-cell office:value-type="float" office:value="3" calcext:value-type="float">
            <text:p>3.0000</text:p>
          </table:table-cell>
          <table:table-cell office:value-type="float" office:value="3.00430276849" calcext:value-type="float">
            <text:p>3.0043</text:p>
          </table:table-cell>
          <table:table-cell office:value-type="float" office:value="0.00430276848854" calcext:value-type="float">
            <text:p>0.004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53691275168" calcext:value-type="float">
            <text:p>3.5369</text:p>
          </table:table-cell>
          <table:table-cell office:value-type="float" office:value="0.536912751678" calcext:value-type="float">
            <text:p>0.5369</text:p>
          </table:table-cell>
          <table:table-cell office:value-type="float" office:value="3" calcext:value-type="float">
            <text:p>3.0000</text:p>
          </table:table-cell>
          <table:table-cell office:value-type="float" office:value="3.00556862379" calcext:value-type="float">
            <text:p>3.0056</text:p>
          </table:table-cell>
          <table:table-cell office:value-type="float" office:value="0.0055686237946" calcext:value-type="float">
            <text:p>0.005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68518518519" calcext:value-type="float">
            <text:p>2.6852</text:p>
          </table:table-cell>
          <table:table-cell office:value-type="float" office:value="1.31481481481" calcext:value-type="float">
            <text:p>1.3148</text:p>
          </table:table-cell>
          <table:table-cell office:value-type="float" office:value="4" calcext:value-type="float">
            <text:p>4.0000</text:p>
          </table:table-cell>
          <table:table-cell office:value-type="float" office:value="3.99296633285" calcext:value-type="float">
            <text:p>3.9930</text:p>
          </table:table-cell>
          <table:table-cell office:value-type="float" office:value="0.00703366715385" calcext:value-type="float">
            <text:p>0.007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37714285714" calcext:value-type="float">
            <text:p>3.3771</text:p>
          </table:table-cell>
          <table:table-cell office:value-type="float" office:value="0.622857142857" calcext:value-type="float">
            <text:p>0.6229</text:p>
          </table:table-cell>
          <table:table-cell office:value-type="float" office:value="4" calcext:value-type="float">
            <text:p>4.0000</text:p>
          </table:table-cell>
          <table:table-cell office:value-type="float" office:value="3.9892989919" calcext:value-type="float">
            <text:p>3.9893</text:p>
          </table:table-cell>
          <table:table-cell office:value-type="float" office:value="0.0107010081002" calcext:value-type="float">
            <text:p>0.010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93333333333" calcext:value-type="float">
            <text:p>2.9333</text:p>
          </table:table-cell>
          <table:table-cell office:value-type="float" office:value="0.933333333333" calcext:value-type="float">
            <text:p>0.9333</text:p>
          </table:table-cell>
          <table:table-cell office:value-type="float" office:value="2" calcext:value-type="float">
            <text:p>2.0000</text:p>
          </table:table-cell>
          <table:table-cell office:value-type="float" office:value="2.01153921945" calcext:value-type="float">
            <text:p>2.0115</text:p>
          </table:table-cell>
          <table:table-cell office:value-type="float" office:value="0.0115392194539" calcext:value-type="float">
            <text:p>0.01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92698412698" calcext:value-type="float">
            <text:p>3.9270</text:p>
          </table:table-cell>
          <table:table-cell office:value-type="float" office:value="0.0730158730159" calcext:value-type="float">
            <text:p>0.0730</text:p>
          </table:table-cell>
          <table:table-cell office:value-type="float" office:value="4" calcext:value-type="float">
            <text:p>4.0000</text:p>
          </table:table-cell>
          <table:table-cell office:value-type="float" office:value="3.98536847139" calcext:value-type="float">
            <text:p>3.9854</text:p>
          </table:table-cell>
          <table:table-cell office:value-type="float" office:value="0.0146315286102" calcext:value-type="float">
            <text:p>0.01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36" calcext:value-type="float">
            <text:p>3.3600</text:p>
          </table:table-cell>
          <table:table-cell office:value-type="float" office:value="0.36" calcext:value-type="float">
            <text:p>0.3600</text:p>
          </table:table-cell>
          <table:table-cell office:value-type="float" office:value="3" calcext:value-type="float">
            <text:p>3.0000</text:p>
          </table:table-cell>
          <table:table-cell office:value-type="float" office:value="3.01575147301" calcext:value-type="float">
            <text:p>3.0158</text:p>
          </table:table-cell>
          <table:table-cell office:value-type="float" office:value="0.0157514730139" calcext:value-type="float">
            <text:p>0.015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46666666667" calcext:value-type="float">
            <text:p>3.4667</text:p>
          </table:table-cell>
          <table:table-cell office:value-type="float" office:value="0.533333333333" calcext:value-type="float">
            <text:p>0.5333</text:p>
          </table:table-cell>
          <table:table-cell office:value-type="float" office:value="4" calcext:value-type="float">
            <text:p>4.0000</text:p>
          </table:table-cell>
          <table:table-cell office:value-type="float" office:value="3.9768202927" calcext:value-type="float">
            <text:p>3.9768</text:p>
          </table:table-cell>
          <table:table-cell office:value-type="float" office:value="0.0231797073013" calcext:value-type="float">
            <text:p>0.023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59558823529" calcext:value-type="float">
            <text:p>3.5956</text:p>
          </table:table-cell>
          <table:table-cell office:value-type="float" office:value="1.40441176471" calcext:value-type="float">
            <text:p>1.4044</text:p>
          </table:table-cell>
          <table:table-cell office:value-type="float" office:value="5" calcext:value-type="float">
            <text:p>5.0000</text:p>
          </table:table-cell>
          <table:table-cell office:value-type="float" office:value="4.97677636524" calcext:value-type="float">
            <text:p>4.9768</text:p>
          </table:table-cell>
          <table:table-cell office:value-type="float" office:value="0.0232236347564" calcext:value-type="float">
            <text:p>0.023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40816326531" calcext:value-type="float">
            <text:p>2.4082</text:p>
          </table:table-cell>
          <table:table-cell office:value-type="float" office:value="2.59183673469" calcext:value-type="float">
            <text:p>2.5918</text:p>
          </table:table-cell>
          <table:table-cell office:value-type="float" office:value="5" calcext:value-type="float">
            <text:p>5.0000</text:p>
          </table:table-cell>
          <table:table-cell office:value-type="float" office:value="4.97364635619" calcext:value-type="float">
            <text:p>4.9736</text:p>
          </table:table-cell>
          <table:table-cell office:value-type="float" office:value="0.0263536438094" calcext:value-type="float">
            <text:p>0.026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80353634578" calcext:value-type="float">
            <text:p>3.8035</text:p>
          </table:table-cell>
          <table:table-cell office:value-type="float" office:value="1.19646365422" calcext:value-type="float">
            <text:p>1.1965</text:p>
          </table:table-cell>
          <table:table-cell office:value-type="float" office:value="5" calcext:value-type="float">
            <text:p>5.0000</text:p>
          </table:table-cell>
          <table:table-cell office:value-type="float" office:value="4.95986821735" calcext:value-type="float">
            <text:p>4.9599</text:p>
          </table:table-cell>
          <table:table-cell office:value-type="float" office:value="0.0401317826484" calcext:value-type="float">
            <text:p>0.040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.38461538462" calcext:value-type="float">
            <text:p>3.3846</text:p>
          </table:table-cell>
          <table:table-cell office:value-type="float" office:value="1.61538461538" calcext:value-type="float">
            <text:p>1.6154</text:p>
          </table:table-cell>
          <table:table-cell office:value-type="float" office:value="5" calcext:value-type="float">
            <text:p>5.0000</text:p>
          </table:table-cell>
          <table:table-cell office:value-type="float" office:value="4.94648659455" calcext:value-type="float">
            <text:p>4.9465</text:p>
          </table:table-cell>
          <table:table-cell office:value-type="float" office:value="0.0535134054547" calcext:value-type="float">
            <text:p>0.053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65696465696" calcext:value-type="float">
            <text:p>3.6570</text:p>
          </table:table-cell>
          <table:table-cell office:value-type="float" office:value="0.656964656965" calcext:value-type="float">
            <text:p>0.6570</text:p>
          </table:table-cell>
          <table:table-cell office:value-type="float" office:value="3" calcext:value-type="float">
            <text:p>3.0000</text:p>
          </table:table-cell>
          <table:table-cell office:value-type="float" office:value="3.05793017953" calcext:value-type="float">
            <text:p>3.0579</text:p>
          </table:table-cell>
          <table:table-cell office:value-type="float" office:value="0.0579301795312" calcext:value-type="float">
            <text:p>0.05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98069498069" calcext:value-type="float">
            <text:p>2.9807</text:p>
          </table:table-cell>
          <table:table-cell office:value-type="float" office:value="0.019305019305" calcext:value-type="float">
            <text:p>0.0193</text:p>
          </table:table-cell>
          <table:table-cell office:value-type="float" office:value="3" calcext:value-type="float">
            <text:p>3.0000</text:p>
          </table:table-cell>
          <table:table-cell office:value-type="float" office:value="3.06239062366" calcext:value-type="float">
            <text:p>3.0624</text:p>
          </table:table-cell>
          <table:table-cell office:value-type="float" office:value="0.0623906236649" calcext:value-type="float">
            <text:p>0.06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27380952381" calcext:value-type="float">
            <text:p>3.2738</text:p>
          </table:table-cell>
          <table:table-cell office:value-type="float" office:value="0.27380952381" calcext:value-type="float">
            <text:p>0.2738</text:p>
          </table:table-cell>
          <table:table-cell office:value-type="float" office:value="3" calcext:value-type="float">
            <text:p>3.0000</text:p>
          </table:table-cell>
          <table:table-cell office:value-type="float" office:value="3.06706741243" calcext:value-type="float">
            <text:p>3.0671</text:p>
          </table:table-cell>
          <table:table-cell office:value-type="float" office:value="0.0670674124316" calcext:value-type="float">
            <text:p>0.067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.36363636364" calcext:value-type="float">
            <text:p>3.3636</text:p>
          </table:table-cell>
          <table:table-cell office:value-type="float" office:value="1.63636363636" calcext:value-type="float">
            <text:p>1.6364</text:p>
          </table:table-cell>
          <table:table-cell office:value-type="float" office:value="5" calcext:value-type="float">
            <text:p>5.0000</text:p>
          </table:table-cell>
          <table:table-cell office:value-type="float" office:value="4.93190376793" calcext:value-type="float">
            <text:p>4.9319</text:p>
          </table:table-cell>
          <table:table-cell office:value-type="float" office:value="0.0680962320655" calcext:value-type="float">
            <text:p>0.068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42372881356" calcext:value-type="float">
            <text:p>3.4237</text:p>
          </table:table-cell>
          <table:table-cell office:value-type="float" office:value="1.42372881356" calcext:value-type="float">
            <text:p>1.4237</text:p>
          </table:table-cell>
          <table:table-cell office:value-type="float" office:value="2" calcext:value-type="float">
            <text:p>2.0000</text:p>
          </table:table-cell>
          <table:table-cell office:value-type="float" office:value="2.08657020714" calcext:value-type="float">
            <text:p>2.0866</text:p>
          </table:table-cell>
          <table:table-cell office:value-type="float" office:value="0.0865702071448" calcext:value-type="float">
            <text:p>0.086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99145299145" calcext:value-type="float">
            <text:p>3.9915</text:p>
          </table:table-cell>
          <table:table-cell office:value-type="float" office:value="0.00854700854701" calcext:value-type="float">
            <text:p>0.0085</text:p>
          </table:table-cell>
          <table:table-cell office:value-type="float" office:value="4" calcext:value-type="float">
            <text:p>4.0000</text:p>
          </table:table-cell>
          <table:table-cell office:value-type="float" office:value="4.13811632783" calcext:value-type="float">
            <text:p>4.1381</text:p>
          </table:table-cell>
          <table:table-cell office:value-type="float" office:value="0.138116327827" calcext:value-type="float">
            <text:p>0.138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65934065934" calcext:value-type="float">
            <text:p>2.6593</text:p>
          </table:table-cell>
          <table:table-cell office:value-type="float" office:value="1.65934065934" calcext:value-type="float">
            <text:p>1.6593</text:p>
          </table:table-cell>
          <table:table-cell office:value-type="float" office:value="1" calcext:value-type="float">
            <text:p>1.0000</text:p>
          </table:table-cell>
          <table:table-cell office:value-type="float" office:value="1.15324548576" calcext:value-type="float">
            <text:p>1.1532</text:p>
          </table:table-cell>
          <table:table-cell office:value-type="float" office:value="0.153245485758" calcext:value-type="float">
            <text:p>0.153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.27205882353" calcext:value-type="float">
            <text:p>3.2721</text:p>
          </table:table-cell>
          <table:table-cell office:value-type="float" office:value="1.27205882353" calcext:value-type="float">
            <text:p>1.2721</text:p>
          </table:table-cell>
          <table:table-cell office:value-type="float" office:value="2" calcext:value-type="float">
            <text:p>2.0000</text:p>
          </table:table-cell>
          <table:table-cell office:value-type="float" office:value="2.18075214788" calcext:value-type="float">
            <text:p>2.1808</text:p>
          </table:table-cell>
          <table:table-cell office:value-type="float" office:value="0.180752147882" calcext:value-type="float">
            <text:p>0.180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09523809524" calcext:value-type="float">
            <text:p>3.0952</text:p>
          </table:table-cell>
          <table:table-cell office:value-type="float" office:value="0.0952380952381" calcext:value-type="float">
            <text:p>0.0952</text:p>
          </table:table-cell>
          <table:table-cell office:value-type="float" office:value="3" calcext:value-type="float">
            <text:p>3.0000</text:p>
          </table:table-cell>
          <table:table-cell office:value-type="float" office:value="3.187162801" calcext:value-type="float">
            <text:p>3.1872</text:p>
          </table:table-cell>
          <table:table-cell office:value-type="float" office:value="0.187162801005" calcext:value-type="float">
            <text:p>0.1872</text:p>
          </table:table-cell>
        </table:table-row>
        <table:table-row table:style-name="ro1">
          <table:table-cell table:style-name="ce2" office:value-type="float" office:value="1175" calcext:value-type="float">
            <text:p>1175</text:p>
          </table:table-cell>
          <table:table-cell table:style-name="ce5" office:value-type="float" office:value="3.4" calcext:value-type="float">
            <text:p>3.4000</text:p>
          </table:table-cell>
          <table:table-cell table:style-name="ce5" office:value-type="float" office:value="1.6" calcext:value-type="float">
            <text:p>1.6000</text:p>
          </table:table-cell>
          <table:table-cell table:style-name="ce5" office:value-type="float" office:value="5" calcext:value-type="float">
            <text:p>5.0000</text:p>
          </table:table-cell>
          <table:table-cell table:style-name="ce5" office:value-type="float" office:value="4.29898134325" calcext:value-type="float">
            <text:p>4.2990</text:p>
          </table:table-cell>
          <table:table-cell table:style-name="ce5" office:value-type="float" office:value="0.701018656747" calcext:value-type="float">
            <text:p>0.7010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office:value-type="float" office:value="3.33337244094" calcext:value-type="float">
            <text:p>3.3334</text:p>
          </table:table-cell>
          <table:table-cell office:value-type="float" office:value="0.908705797221" calcext:value-type="float">
            <text:p>0.9087</text:p>
          </table:table-cell>
          <table:table-cell table:number-columns-repeated="2" office:value-type="float" office:value="3.52173913043" calcext:value-type="float">
            <text:p>3.5217</text:p>
          </table:table-cell>
          <table:table-cell office:value-type="float" office:value="0.0843823713039" calcext:value-type="float">
            <text:p>0.084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09:55:47.0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26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table table:name="user_849_movie_406_weight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shot-in-the-forehead</text:p>
          </table:table-cell>
          <table:table-cell office:value-type="float" office:value="0.0151795379681" calcext:value-type="float">
            <text:p>0.0152</text:p>
          </table:table-cell>
        </table:table-row>
        <table:table-row table:style-name="ro1">
          <table:table-cell office:value-type="string" calcext:value-type="string">
            <text:p>kiss</text:p>
          </table:table-cell>
          <table:table-cell office:value-type="float" office:value="0.0132291216642" calcext:value-type="float">
            <text:p>0.0132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float" office:value="0.00953200230858" calcext:value-type="float">
            <text:p>0.0095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0.00897882599701" calcext:value-type="float">
            <text:p>0.0090</text:p>
          </table:table-cell>
        </table:table-row>
        <table:table-row table:style-name="ro1">
          <table:table-cell office:value-type="string" calcext:value-type="string">
            <text:p>violence</text:p>
          </table:table-cell>
          <table:table-cell office:value-type="float" office:value="0.00773415450843" calcext:value-type="float">
            <text:p>0.0077</text:p>
          </table:table-cell>
        </table:table-row>
        <table:table-row table:style-name="ro1">
          <table:table-cell office:value-type="string" calcext:value-type="string">
            <text:p>Thriller</text:p>
          </table:table-cell>
          <table:table-cell office:value-type="float" office:value="0.00753589055684" calcext:value-type="float">
            <text:p>0.0075</text:p>
          </table:table-cell>
        </table:table-row>
        <table:table-row table:style-name="ro1">
          <table:table-cell office:value-type="string" calcext:value-type="string">
            <text:p>gun</text:p>
          </table:table-cell>
          <table:table-cell office:value-type="float" office:value="0.00662747335697" calcext:value-type="float">
            <text:p>0.0066</text:p>
          </table:table-cell>
        </table:table-row>
        <table:table-row table:style-name="ro1">
          <table:table-cell office:value-type="string" calcext:value-type="string">
            <text:p>martial-arts</text:p>
          </table:table-cell>
          <table:table-cell office:value-type="float" office:value="0.00591229720544" calcext:value-type="float">
            <text:p>0.0059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float" office:value="0.00481638310111" calcext:value-type="float">
            <text:p>0.0048</text:p>
          </table:table-cell>
        </table:table-row>
        <table:table-row table:style-name="ro1">
          <table:table-cell office:value-type="string" calcext:value-type="string">
            <text:p>cult-film</text:p>
          </table:table-cell>
          <table:table-cell office:value-type="float" office:value="0.00402320211595" calcext:value-type="float">
            <text:p>0.0040</text:p>
          </table:table-cell>
        </table:table-row>
        <table:table-row table:style-name="ro1">
          <table:table-cell office:value-type="string" calcext:value-type="string">
            <text:p>femme-fatale</text:p>
          </table:table-cell>
          <table:table-cell office:value-type="float" office:value="0.00320911336869" calcext:value-type="float">
            <text:p>0.0032</text:p>
          </table:table-cell>
        </table:table-row>
        <table:table-row table:style-name="ro1">
          <table:table-cell office:value-type="string" calcext:value-type="string">
            <text:p>scientist</text:p>
          </table:table-cell>
          <table:table-cell office:value-type="float" office:value="0.00320911336869" calcext:value-type="float">
            <text:p>0.0032</text:p>
          </table:table-cell>
        </table:table-row>
        <table:table-row table:style-name="ro1">
          <table:table-cell office:value-type="string" calcext:value-type="string">
            <text:p>1990s</text:p>
          </table:table-cell>
          <table:table-cell office:value-type="float" office:value="0.000287504738347" calcext:value-type="float">
            <text:p>0.0003</text:p>
          </table:table-cell>
        </table:table-row>
        <table:table-row table:style-name="ro1">
          <table:table-cell office:value-type="string" calcext:value-type="string">
            <text:p>flashback</text:p>
          </table:table-cell>
          <table:table-cell office:value-type="float" office:value="0.000287504738347" calcext:value-type="float">
            <text:p>0.0003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-0.0088660987737" calcext:value-type="float">
            <text:p>-0.0089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float" office:value="-0.00899528661762" calcext:value-type="float">
            <text:p>-0.0090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float" office:value="-0.0233109918595" calcext:value-type="float">
            <text:p>-0.0233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0:31:34.5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user_38_movie_218_weigh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table:number-columns-repeated="2"/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Weigh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ugs</text:p>
          </table:table-cell>
          <table:table-cell office:value-type="float" office:value="0.202911079766" calcext:value-type="float">
            <text:p>0.20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</text:p>
          </table:table-cell>
          <table:table-cell office:value-type="float" office:value="0.17807005236" calcext:value-type="float">
            <text:p>0.1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ice-officer</text:p>
          </table:table-cell>
          <table:table-cell office:value-type="float" office:value="0.170696388402" calcext:value-type="float">
            <text:p>0.17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ing-of-age</text:p>
          </table:table-cell>
          <table:table-cell office:value-type="float" office:value="0.163009446645" calcext:value-type="float">
            <text:p>0.16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e-chested-male</text:p>
          </table:table-cell>
          <table:table-cell office:value-type="float" office:value="0.116654447704" calcext:value-type="float">
            <text:p>0.11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tman</text:p>
          </table:table-cell>
          <table:table-cell office:value-type="float" office:value="0.108911886899" calcext:value-type="float">
            <text:p>0.1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y-phone</text:p>
          </table:table-cell>
          <table:table-cell office:value-type="float" office:value="0.106549079959" calcext:value-type="float">
            <text:p>0.1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office:value-type="float" office:value="0.101523896377" calcext:value-type="float">
            <text:p>0.1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enager</text:p>
          </table:table-cell>
          <table:table-cell office:value-type="float" office:value="0.0988494621475" calcext:value-type="float">
            <text:p>0.0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rport</text:p>
          </table:table-cell>
          <table:table-cell office:value-type="float" office:value="0.0981816881026" calcext:value-type="float">
            <text:p>0.0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spital</text:p>
          </table:table-cell>
          <table:table-cell office:value-type="float" office:value="-0.0998370599115" calcext:value-type="float">
            <text:p>-0.0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float" office:value="-0.104457281256" calcext:value-type="float">
            <text:p>-0.1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sband-wife-relationship</text:p>
          </table:table-cell>
          <table:table-cell office:value-type="float" office:value="-0.115027367883" calcext:value-type="float">
            <text:p>-0.11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pse</text:p>
          </table:table-cell>
          <table:table-cell office:value-type="float" office:value="-0.142023530874" calcext:value-type="float">
            <text:p>-0.14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functional-family</text:p>
          </table:table-cell>
          <table:table-cell office:value-type="float" office:value="-0.145349982683" calcext:value-type="float">
            <text:p>-0.1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unkenness</text:p>
          </table:table-cell>
          <table:table-cell office:value-type="float" office:value="-0.153845749037" calcext:value-type="float">
            <text:p>-0.15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ice</text:p>
          </table:table-cell>
          <table:table-cell office:value-type="float" office:value="-0.154072398314" calcext:value-type="float">
            <text:p>-0.15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rayal</text:p>
          </table:table-cell>
          <table:table-cell office:value-type="float" office:value="-0.158298223513" calcext:value-type="float">
            <text:p>-0.15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iller</text:p>
          </table:table-cell>
          <table:table-cell office:value-type="float" office:value="-0.177308750108" calcext:value-type="float">
            <text:p>-0.17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o-noir</text:p>
          </table:table-cell>
          <table:table-cell office:value-type="float" office:value="-0.185645030668" calcext:value-type="float">
            <text:p>-0.1856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0:40:42.6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ext-properties style:text-position=""/>
    </style:style>
    <style:style style:name="ce2" style:family="table-cell" style:parent-style-name="Default" style:data-style-name="N125"/>
  </office:automatic-styles>
  <office:body>
    <office:spreadsheet>
      <table:table table:name="user_38_movie_432_weight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0.253398873662" calcext:value-type="float">
            <text:p>0.2534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0.0422931254831" calcext:value-type="float">
            <text:p>0.0423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office:value-type="float" office:value="0.011871462465" calcext:value-type="float">
            <text:p>0.0119</text:p>
          </table:table-cell>
        </table:table-row>
        <table:table-row table:style-name="ro1">
          <table:table-cell office:value-type="string" calcext:value-type="string">
            <text:p>Children's</text:p>
          </table:table-cell>
          <table:table-cell office:value-type="float" office:value="-0.0723390309975" calcext:value-type="float">
            <text:p>-0.0723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0:35:59.7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user_86_movie_300_weight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0.0495772785658" calcext:value-type="float">
            <text:p>0.0496</text:p>
          </table:table-cell>
        </table:table-row>
        <table:table-row table:style-name="ro1">
          <table:table-cell office:value-type="string" calcext:value-type="string">
            <text:p>homosexual</text:p>
          </table:table-cell>
          <table:table-cell office:value-type="float" office:value="0.0271832596264" calcext:value-type="float">
            <text:p>0.0272</text:p>
          </table:table-cell>
        </table:table-row>
        <table:table-row table:style-name="ro1">
          <table:table-cell office:value-type="string" calcext:value-type="string">
            <text:p>kiss</text:p>
          </table:table-cell>
          <table:table-cell office:value-type="float" office:value="0.0263536438094" calcext:value-type="float">
            <text:p>0.0264</text:p>
          </table:table-cell>
        </table:table-row>
        <table:table-row table:style-name="ro1">
          <table:table-cell office:value-type="string" calcext:value-type="string">
            <text:p>teacher</text:p>
          </table:table-cell>
          <table:table-cell office:value-type="float" office:value="0.0074721617425" calcext:value-type="float">
            <text:p>0.0075</text:p>
          </table:table-cell>
        </table:table-row>
        <table:table-row table:style-name="ro1">
          <table:table-cell office:value-type="string" calcext:value-type="string">
            <text:p>small-town</text:p>
          </table:table-cell>
          <table:table-cell office:value-type="float" office:value="0.00733771935885" calcext:value-type="float">
            <text:p>0.0073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0.00733771935885" calcext:value-type="float">
            <text:p>0.0073</text:p>
          </table:table-cell>
        </table:table-row>
        <table:table-row table:style-name="ro1">
          <table:table-cell office:value-type="string" calcext:value-type="string">
            <text:p>gay-slur</text:p>
          </table:table-cell>
          <table:table-cell office:value-type="float" office:value="-0.00305462044689" calcext:value-type="float">
            <text:p>-0.0031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float" office:value="-0.00430276848853" calcext:value-type="float">
            <text:p>-0.0043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-0.00556862379461" calcext:value-type="float">
            <text:p>-0.0056</text:p>
          </table:table-cell>
        </table:table-row>
        <table:table-row table:style-name="ro1">
          <table:table-cell office:value-type="string" calcext:value-type="string">
            <text:p>watching-tv</text:p>
          </table:table-cell>
          <table:table-cell office:value-type="float" office:value="-0.00556862379461" calcext:value-type="float">
            <text:p>-0.0056</text:p>
          </table:table-cell>
        </table:table-row>
        <table:table-row table:style-name="ro1">
          <table:table-cell office:value-type="string" calcext:value-type="string">
            <text:p>gay</text:p>
          </table:table-cell>
          <table:table-cell office:value-type="float" office:value="-0.0115392194539" calcext:value-type="float">
            <text:p>-0.0115</text:p>
          </table:table-cell>
        </table:table-row>
        <table:table-row table:style-name="ro1">
          <table:table-cell office:value-type="string" calcext:value-type="string">
            <text:p>Kline, Kevin (I)</text:p>
          </table:table-cell>
          <table:table-cell office:value-type="float" office:value="-0.0157514730139" calcext:value-type="float">
            <text:p>-0.0158</text:p>
          </table:table-cell>
        </table:table-row>
        <table:table-row table:style-name="ro1">
          <table:table-cell office:value-type="string" calcext:value-type="string">
            <text:p>kissing</text:p>
          </table:table-cell>
          <table:table-cell office:value-type="float" office:value="-0.0495155552353" calcext:value-type="float">
            <text:p>-0.0495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-0.0535011795496" calcext:value-type="float">
            <text:p>-0.0535</text:p>
          </table:table-cell>
        </table:table-row>
        <table:table-row table:style-name="ro1">
          <table:table-cell office:value-type="string" calcext:value-type="string">
            <text:p>high-school</text:p>
          </table:table-cell>
          <table:table-cell office:value-type="float" office:value="-0.0579301795312" calcext:value-type="float">
            <text:p>-0.0579</text:p>
          </table:table-cell>
        </table:table-row>
        <table:table-row table:style-name="ro1">
          <table:table-cell office:value-type="string" calcext:value-type="string">
            <text:p>priest</text:p>
          </table:table-cell>
          <table:table-cell office:value-type="float" office:value="-0.0623906236649" calcext:value-type="float">
            <text:p>-0.0624</text:p>
          </table:table-cell>
        </table:table-row>
        <table:table-row table:style-name="ro1">
          <table:table-cell office:value-type="string" calcext:value-type="string">
            <text:p>father-son-relationship</text:p>
          </table:table-cell>
          <table:table-cell office:value-type="float" office:value="-0.0758691990446" calcext:value-type="float">
            <text:p>-0.0759</text:p>
          </table:table-cell>
        </table:table-row>
        <table:table-row table:style-name="ro1">
          <table:table-cell office:value-type="string" calcext:value-type="string">
            <text:p>Thriller</text:p>
          </table:table-cell>
          <table:table-cell office:value-type="float" office:value="-0.186337568361" calcext:value-type="float">
            <text:p>-0.1863</text:p>
          </table:table-cell>
        </table:table-row>
        <table:table-row table:style-name="ro1">
          <table:table-cell office:value-type="string" calcext:value-type="string">
            <text:p>reporter</text:p>
          </table:table-cell>
          <table:table-cell office:value-type="float" office:value="-0.216592058147" calcext:value-type="float">
            <text:p>-0.2166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 office:value-type="float" office:value="-0.229486932782" calcext:value-type="float">
            <text:p>-0.229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0:11:45.3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user_86_movie_1175_weight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float" office:value="0.0633554174048" calcext:value-type="float">
            <text:p>0.0634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-0.0119732513517" calcext:value-type="float">
            <text:p>-0.012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0:11:36.5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3" style:family="table-cell" style:parent-style-name="Default" style:data-style-name="N123">
      <style:table-cell-properties fo:background-color="#669900"/>
      <style:text-properties style:text-position=""/>
    </style:style>
    <style:style style:name="ce4" style:family="table-cell" style:parent-style-name="Default" style:data-style-name="N123">
      <style:text-properties style:text-position=""/>
    </style:style>
    <style:style style:name="ce5" style:family="table-cell" style:parent-style-name="Default" style:data-style-name="N123">
      <style:table-cell-properties fo:background-color="#ff6600"/>
      <style:text-properties style:text-position=""/>
    </style:style>
    <style:style style:name="ce6" style:family="table-cell" style:parent-style-name="Default">
      <style:table-cell-properties fo:background-color="#6699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 style:data-style-name="N123">
      <style:table-cell-properties fo:background-color="#669900"/>
    </style:style>
    <style:style style:name="ce9" style:family="table-cell" style:parent-style-name="Default" style:data-style-name="N123"/>
    <style:style style:name="ce10" style:family="table-cell" style:parent-style-name="Default" style:data-style-name="N123">
      <style:table-cell-properties fo:background-color="#ff6600"/>
    </style:style>
  </office:automatic-styles>
  <office:body>
    <office:spreadsheet>
      <table:table table:name="user_229_results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row table:style-name="ro1">
          <table:table-cell office:value-type="string" calcext:value-type="string">
            <text:p>Movie ID</text:p>
          </table:table-cell>
          <table:table-cell table:style-name="Default" office:value-type="string" calcext:value-type="string">
            <text:p>Average Rating</text:p>
          </table:table-cell>
          <table:table-cell table:style-name="Default" office:value-type="string" calcext:value-type="string">
            <text:p>Error from Avg</text:p>
          </table:table-cell>
          <table:table-cell table:style-name="Default" office:value-type="string" calcext:value-type="string">
            <text:p>User Rating</text:p>
          </table:table-cell>
          <table:table-cell table:style-name="Default" office:value-type="string" calcext:value-type="string">
            <text:p>Model Prediction</text:p>
          </table:table-cell>
          <table:table-cell table:style-name="Default" office:value-type="string" calcext:value-type="string">
            <text:p>Model Error</text:p>
          </table:table-cell>
        </table:table-row>
        <table:table-row table:style-name="ro1">
          <table:table-cell table:style-name="ce6" office:value-type="float" office:value="312" calcext:value-type="float">
            <text:p>312</text:p>
          </table:table-cell>
          <table:table-cell table:style-name="ce8" office:value-type="float" office:value="3.1625" calcext:value-type="float">
            <text:p>3.1625</text:p>
          </table:table-cell>
          <table:table-cell table:style-name="ce8" office:value-type="float" office:value="0.1625" calcext:value-type="float">
            <text:p>0.1625</text:p>
          </table:table-cell>
          <table:table-cell table:style-name="ce8" office:value-type="float" office:value="3" calcext:value-type="float">
            <text:p>3.0000</text:p>
          </table:table-cell>
          <table:table-cell table:style-name="ce8" office:value-type="float" office:value="2.93504770725" calcext:value-type="float">
            <text:p>2.9350</text:p>
          </table:table-cell>
          <table:table-cell table:style-name="ce8" office:value-type="float" office:value="0.0649522927506" calcext:value-type="float">
            <text:p>0.065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26262626263" calcext:value-type="float">
            <text:p>4.2626</text:p>
          </table:table-cell>
          <table:table-cell office:value-type="float" office:value="1.26262626263" calcext:value-type="float">
            <text:p>1.2626</text:p>
          </table:table-cell>
          <table:table-cell office:value-type="float" office:value="3" calcext:value-type="float">
            <text:p>3.0000</text:p>
          </table:table-cell>
          <table:table-cell office:value-type="float" office:value="2.89971713043" calcext:value-type="float">
            <text:p>2.8997</text:p>
          </table:table-cell>
          <table:table-cell office:value-type="float" office:value="0.100282869573" calcext:value-type="float">
            <text:p>0.10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85483870968" calcext:value-type="float">
            <text:p>3.8548</text:p>
          </table:table-cell>
          <table:table-cell office:value-type="float" office:value="1.85483870968" calcext:value-type="float">
            <text:p>1.8548</text:p>
          </table:table-cell>
          <table:table-cell office:value-type="float" office:value="2" calcext:value-type="float">
            <text:p>2.0000</text:p>
          </table:table-cell>
          <table:table-cell office:value-type="float" office:value="2.14163037418" calcext:value-type="float">
            <text:p>2.1416</text:p>
          </table:table-cell>
          <table:table-cell office:value-type="float" office:value="0.141630374177" calcext:value-type="float">
            <text:p>0.14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80353634578" calcext:value-type="float">
            <text:p>3.8035</text:p>
          </table:table-cell>
          <table:table-cell office:value-type="float" office:value="1.80353634578" calcext:value-type="float">
            <text:p>1.8035</text:p>
          </table:table-cell>
          <table:table-cell office:value-type="float" office:value="2" calcext:value-type="float">
            <text:p>2.0000</text:p>
          </table:table-cell>
          <table:table-cell office:value-type="float" office:value="2.1816826327" calcext:value-type="float">
            <text:p>2.1817</text:p>
          </table:table-cell>
          <table:table-cell office:value-type="float" office:value="0.1816826327" calcext:value-type="float">
            <text:p>0.18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44142259414" calcext:value-type="float">
            <text:p>3.4414</text:p>
          </table:table-cell>
          <table:table-cell office:value-type="float" office:value="0.558577405858" calcext:value-type="float">
            <text:p>0.5586</text:p>
          </table:table-cell>
          <table:table-cell office:value-type="float" office:value="4" calcext:value-type="float">
            <text:p>4.0000</text:p>
          </table:table-cell>
          <table:table-cell office:value-type="float" office:value="3.81123107" calcext:value-type="float">
            <text:p>3.8112</text:p>
          </table:table-cell>
          <table:table-cell office:value-type="float" office:value="0.18876893" calcext:value-type="float">
            <text:p>0.188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29411764706" calcext:value-type="float">
            <text:p>3.2941</text:p>
          </table:table-cell>
          <table:table-cell office:value-type="float" office:value="0.705882352941" calcext:value-type="float">
            <text:p>0.7059</text:p>
          </table:table-cell>
          <table:table-cell office:value-type="float" office:value="4" calcext:value-type="float">
            <text:p>4.0000</text:p>
          </table:table-cell>
          <table:table-cell office:value-type="float" office:value="3.7646513132" calcext:value-type="float">
            <text:p>3.7647</text:p>
          </table:table-cell>
          <table:table-cell office:value-type="float" office:value="0.235348686797" calcext:value-type="float">
            <text:p>0.235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.42777777778" calcext:value-type="float">
            <text:p>3.4278</text:p>
          </table:table-cell>
          <table:table-cell office:value-type="float" office:value="0.427777777778" calcext:value-type="float">
            <text:p>0.4278</text:p>
          </table:table-cell>
          <table:table-cell office:value-type="float" office:value="3" calcext:value-type="float">
            <text:p>3.0000</text:p>
          </table:table-cell>
          <table:table-cell office:value-type="float" office:value="2.76009517357" calcext:value-type="float">
            <text:p>2.7601</text:p>
          </table:table-cell>
          <table:table-cell office:value-type="float" office:value="0.239904826432" calcext:value-type="float">
            <text:p>0.239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92698412698" calcext:value-type="float">
            <text:p>3.9270</text:p>
          </table:table-cell>
          <table:table-cell office:value-type="float" office:value="0.0730158730159" calcext:value-type="float">
            <text:p>0.0730</text:p>
          </table:table-cell>
          <table:table-cell office:value-type="float" office:value="4" calcext:value-type="float">
            <text:p>4.0000</text:p>
          </table:table-cell>
          <table:table-cell office:value-type="float" office:value="3.72101086121" calcext:value-type="float">
            <text:p>3.7210</text:p>
          </table:table-cell>
          <table:table-cell office:value-type="float" office:value="0.278989138786" calcext:value-type="float">
            <text:p>0.279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12341772152" calcext:value-type="float">
            <text:p>3.1234</text:p>
          </table:table-cell>
          <table:table-cell office:value-type="float" office:value="0.123417721519" calcext:value-type="float">
            <text:p>0.1234</text:p>
          </table:table-cell>
          <table:table-cell office:value-type="float" office:value="3" calcext:value-type="float">
            <text:p>3.0000</text:p>
          </table:table-cell>
          <table:table-cell office:value-type="float" office:value="2.69678885816" calcext:value-type="float">
            <text:p>2.6968</text:p>
          </table:table-cell>
          <table:table-cell office:value-type="float" office:value="0.303211141845" calcext:value-type="float">
            <text:p>0.303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10833333333" calcext:value-type="float">
            <text:p>3.1083</text:p>
          </table:table-cell>
          <table:table-cell office:value-type="float" office:value="0.108333333333" calcext:value-type="float">
            <text:p>0.1083</text:p>
          </table:table-cell>
          <table:table-cell office:value-type="float" office:value="3" calcext:value-type="float">
            <text:p>3.0000</text:p>
          </table:table-cell>
          <table:table-cell office:value-type="float" office:value="2.64630872928" calcext:value-type="float">
            <text:p>2.6463</text:p>
          </table:table-cell>
          <table:table-cell office:value-type="float" office:value="0.353691270721" calcext:value-type="float">
            <text:p>0.35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63109048724" calcext:value-type="float">
            <text:p>3.6311</text:p>
          </table:table-cell>
          <table:table-cell office:value-type="float" office:value="1.63109048724" calcext:value-type="float">
            <text:p>1.6311</text:p>
          </table:table-cell>
          <table:table-cell office:value-type="float" office:value="2" calcext:value-type="float">
            <text:p>2.0000</text:p>
          </table:table-cell>
          <table:table-cell office:value-type="float" office:value="2.35666366393" calcext:value-type="float">
            <text:p>2.3567</text:p>
          </table:table-cell>
          <table:table-cell office:value-type="float" office:value="0.356663663932" calcext:value-type="float">
            <text:p>0.356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40540540541" calcext:value-type="float">
            <text:p>3.4054</text:p>
          </table:table-cell>
          <table:table-cell office:value-type="float" office:value="1.40540540541" calcext:value-type="float">
            <text:p>1.4054</text:p>
          </table:table-cell>
          <table:table-cell office:value-type="float" office:value="2" calcext:value-type="float">
            <text:p>2.0000</text:p>
          </table:table-cell>
          <table:table-cell office:value-type="float" office:value="2.41978946422" calcext:value-type="float">
            <text:p>2.4198</text:p>
          </table:table-cell>
          <table:table-cell office:value-type="float" office:value="0.419789464218" calcext:value-type="float">
            <text:p>0.419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61538461538" calcext:value-type="float">
            <text:p>2.6154</text:p>
          </table:table-cell>
          <table:table-cell office:value-type="float" office:value="1.61538461538" calcext:value-type="float">
            <text:p>1.6154</text:p>
          </table:table-cell>
          <table:table-cell office:value-type="float" office:value="1" calcext:value-type="float">
            <text:p>1.0000</text:p>
          </table:table-cell>
          <table:table-cell office:value-type="float" office:value="1.4232323445" calcext:value-type="float">
            <text:p>1.4232</text:p>
          </table:table-cell>
          <table:table-cell office:value-type="float" office:value="0.423232344503" calcext:value-type="float">
            <text:p>0.423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68656716418" calcext:value-type="float">
            <text:p>3.6866</text:p>
          </table:table-cell>
          <table:table-cell office:value-type="float" office:value="2.68656716418" calcext:value-type="float">
            <text:p>2.6866</text:p>
          </table:table-cell>
          <table:table-cell office:value-type="float" office:value="1" calcext:value-type="float">
            <text:p>1.0000</text:p>
          </table:table-cell>
          <table:table-cell office:value-type="float" office:value="2.04334739592" calcext:value-type="float">
            <text:p>2.0433</text:p>
          </table:table-cell>
          <table:table-cell office:value-type="float" office:value="1.04334739592" calcext:value-type="float">
            <text:p>1.04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68" calcext:value-type="float">
            <text:p>3.6800</text:p>
          </table:table-cell>
          <table:table-cell office:value-type="float" office:value="1.32" calcext:value-type="float">
            <text:p>1.3200</text:p>
          </table:table-cell>
          <table:table-cell office:value-type="float" office:value="5" calcext:value-type="float">
            <text:p>5.0000</text:p>
          </table:table-cell>
          <table:table-cell office:value-type="float" office:value="3.85841459492" calcext:value-type="float">
            <text:p>3.8584</text:p>
          </table:table-cell>
          <table:table-cell office:value-type="float" office:value="1.14158540508" calcext:value-type="float">
            <text:p>1.14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77272727273" calcext:value-type="float">
            <text:p>3.7727</text:p>
          </table:table-cell>
          <table:table-cell office:value-type="float" office:value="0.227272727273" calcext:value-type="float">
            <text:p>0.2273</text:p>
          </table:table-cell>
          <table:table-cell office:value-type="float" office:value="4" calcext:value-type="float">
            <text:p>4.0000</text:p>
          </table:table-cell>
          <table:table-cell office:value-type="float" office:value="2.64291630042" calcext:value-type="float">
            <text:p>2.6429</text:p>
          </table:table-cell>
          <table:table-cell office:value-type="float" office:value="1.35708369958" calcext:value-type="float">
            <text:p>1.357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51094890511" calcext:value-type="float">
            <text:p>3.5109</text:p>
          </table:table-cell>
          <table:table-cell office:value-type="float" office:value="2.51094890511" calcext:value-type="float">
            <text:p>2.5109</text:p>
          </table:table-cell>
          <table:table-cell office:value-type="float" office:value="1" calcext:value-type="float">
            <text:p>1.0000</text:p>
          </table:table-cell>
          <table:table-cell office:value-type="float" office:value="2.46066715569" calcext:value-type="float">
            <text:p>2.4607</text:p>
          </table:table-cell>
          <table:table-cell office:value-type="float" office:value="1.46066715569" calcext:value-type="float">
            <text:p>1.460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1" calcext:value-type="float">
            <text:p>4.1000</text:p>
          </table:table-cell>
          <table:table-cell office:value-type="float" office:value="3.1" calcext:value-type="float">
            <text:p>3.1000</text:p>
          </table:table-cell>
          <table:table-cell office:value-type="float" office:value="1" calcext:value-type="float">
            <text:p>1.0000</text:p>
          </table:table-cell>
          <table:table-cell office:value-type="float" office:value="2.74296753412" calcext:value-type="float">
            <text:p>2.7430</text:p>
          </table:table-cell>
          <table:table-cell office:value-type="float" office:value="1.74296753412" calcext:value-type="float">
            <text:p>1.7430</text:p>
          </table:table-cell>
        </table:table-row>
        <table:table-row table:style-name="ro1">
          <table:table-cell table:style-name="ce7" office:value-type="float" office:value="302" calcext:value-type="float">
            <text:p>302</text:p>
          </table:table-cell>
          <table:table-cell table:style-name="ce10" office:value-type="float" office:value="4.16161616162" calcext:value-type="float">
            <text:p>4.1616</text:p>
          </table:table-cell>
          <table:table-cell table:style-name="ce10" office:value-type="float" office:value="0.838383838384" calcext:value-type="float">
            <text:p>0.8384</text:p>
          </table:table-cell>
          <table:table-cell table:style-name="ce10" office:value-type="float" office:value="5" calcext:value-type="float">
            <text:p>5.0000</text:p>
          </table:table-cell>
          <table:table-cell table:style-name="ce10" office:value-type="float" office:value="3.09927583151" calcext:value-type="float">
            <text:p>3.0993</text:p>
          </table:table-cell>
          <table:table-cell table:style-name="ce10" office:value-type="float" office:value="1.90072416849" calcext:value-type="float">
            <text:p>1.9007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office:value-type="float" office:value="3.5082488514" calcext:value-type="float">
            <text:p>3.5082</text:p>
          </table:table-cell>
          <table:table-cell office:value-type="float" office:value="1.35471263547" calcext:value-type="float">
            <text:p>1.3547</text:p>
          </table:table-cell>
          <table:table-cell table:number-columns-repeated="2" office:value-type="float" office:value="2.73333333333" calcext:value-type="float">
            <text:p>2.7333</text:p>
          </table:table-cell>
          <table:table-cell office:value-type="float" office:value="0.628615116559" calcext:value-type="float">
            <text:p>0.6286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0:38:26.8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user_229_movie_312_weigh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table:number-columns-repeated="2"/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Weigh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mous-score</text:p>
          </table:table-cell>
          <table:table-cell office:value-type="float" office:value="0.150704272661" calcext:value-type="float">
            <text:p>0.15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edy</text:p>
          </table:table-cell>
          <table:table-cell office:value-type="float" office:value="0.131045097416" calcext:value-type="float">
            <text:p>0.13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cution</text:p>
          </table:table-cell>
          <table:table-cell office:value-type="float" office:value="0.0959142159648" calcext:value-type="float">
            <text:p>0.09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office:value-type="float" office:value="0.0770672745541" calcext:value-type="float">
            <text:p>0.07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cape</text:p>
          </table:table-cell>
          <table:table-cell office:value-type="float" office:value="0.0761056936723" calcext:value-type="float">
            <text:p>0.07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office:value-type="float" office:value="0.0738831162893" calcext:value-type="float">
            <text:p>0.0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p</text:p>
          </table:table-cell>
          <table:table-cell office:value-type="float" office:value="0.0692064001026" calcext:value-type="float">
            <text:p>0.0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e-attempt</text:p>
          </table:table-cell>
          <table:table-cell office:value-type="float" office:value="0.0566218047693" calcext:value-type="float">
            <text:p>0.0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olver</text:p>
          </table:table-cell>
          <table:table-cell office:value-type="float" office:value="0.0540106105712" calcext:value-type="float">
            <text:p>0.05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office:value-type="float" office:value="0.0523281160768" calcext:value-type="float">
            <text:p>0.05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ft</text:p>
          </table:table-cell>
          <table:table-cell office:value-type="float" office:value="-0.0397293575899" calcext:value-type="float">
            <text:p>-0.0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e</text:p>
          </table:table-cell>
          <table:table-cell office:value-type="float" office:value="-0.0397293575899" calcext:value-type="float">
            <text:p>-0.0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graph</text:p>
          </table:table-cell>
          <table:table-cell office:value-type="float" office:value="-0.0466270642925" calcext:value-type="float">
            <text:p>-0.0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garette-smoking</text:p>
          </table:table-cell>
          <table:table-cell office:value-type="float" office:value="-0.0472824383081" calcext:value-type="float">
            <text:p>-0.0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fting-someone-into-the-air</text:p>
          </table:table-cell>
          <table:table-cell office:value-type="float" office:value="-0.0514549706082" calcext:value-type="float">
            <text:p>-0.05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 Rating</text:p>
          </table:table-cell>
          <table:table-cell office:value-type="float" office:value="-0.0603195482154" calcext:value-type="float">
            <text:p>-0.06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ndcuffs</text:p>
          </table:table-cell>
          <table:table-cell office:value-type="float" office:value="-0.0695564930616" calcext:value-type="float">
            <text:p>-0.0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-comedy</text:p>
          </table:table-cell>
          <table:table-cell office:value-type="float" office:value="-0.0698254073775" calcext:value-type="float">
            <text:p>-0.0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dow</text:p>
          </table:table-cell>
          <table:table-cell office:value-type="float" office:value="-0.0749540311763" calcext:value-type="float">
            <text:p>-0.07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ow-motion-scene</text:p>
          </table:table-cell>
          <table:table-cell office:value-type="float" office:value="-0.0754512398216" calcext:value-type="float">
            <text:p>-0.075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0:10:58.1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user_229_movie_302_weight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0.113986845689" calcext:value-type="float">
            <text:p>0.1140</text:p>
          </table:table-cell>
        </table:table-row>
        <table:table-row table:style-name="ro1">
          <table:table-cell office:value-type="string" calcext:value-type="string">
            <text:p>Thriller</text:p>
          </table:table-cell>
          <table:table-cell office:value-type="float" office:value="0.0558668097272" calcext:value-type="float">
            <text:p>0.0559</text:p>
          </table:table-cell>
        </table:table-row>
        <table:table-row table:style-name="ro1">
          <table:table-cell office:value-type="string" calcext:value-type="string">
            <text:p>Film-Noir</text:p>
          </table:table-cell>
          <table:table-cell office:value-type="float" office:value="0.0125845953333" calcext:value-type="float">
            <text:p>0.0126</text:p>
          </table:table-cell>
        </table:table-row>
        <table:table-row table:style-name="ro1">
          <table:table-cell office:value-type="string" calcext:value-type="string">
            <text:p>Mystery</text:p>
          </table:table-cell>
          <table:table-cell office:value-type="float" office:value="-0.0319563625865" calcext:value-type="float">
            <text:p>-0.032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0:11:26.7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3" style:family="table-cell" style:parent-style-name="Default" style:data-style-name="N126">
      <style:table-cell-properties fo:background-color="#669900"/>
      <style:text-properties style:text-position=""/>
    </style:style>
    <style:style style:name="ce4" style:family="table-cell" style:parent-style-name="Default" style:data-style-name="N126">
      <style:text-properties style:text-position=""/>
    </style:style>
    <style:style style:name="ce5" style:family="table-cell" style:parent-style-name="Default" style:data-style-name="N126">
      <style:table-cell-properties fo:background-color="#ff6600"/>
      <style:text-properties style:text-position=""/>
    </style:style>
    <style:style style:name="ce6" style:family="table-cell" style:parent-style-name="Default">
      <style:table-cell-properties fo:background-color="#6699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 style:data-style-name="N126">
      <style:table-cell-properties fo:background-color="#669900"/>
    </style:style>
    <style:style style:name="ce9" style:family="table-cell" style:parent-style-name="Default" style:data-style-name="N126"/>
    <style:style style:name="ce10" style:family="table-cell" style:parent-style-name="Default" style:data-style-name="N126">
      <style:table-cell-properties fo:background-color="#ff6600"/>
    </style:style>
  </office:automatic-styles>
  <office:body>
    <office:spreadsheet>
      <table:table table:name="user_849_results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row table:style-name="ro1">
          <table:table-cell office:value-type="string" calcext:value-type="string">
            <text:p>Movie ID</text:p>
          </table:table-cell>
          <table:table-cell table:style-name="Default" office:value-type="string" calcext:value-type="string">
            <text:p>Average Rating</text:p>
          </table:table-cell>
          <table:table-cell table:style-name="Default" office:value-type="string" calcext:value-type="string">
            <text:p>Error from Avg</text:p>
          </table:table-cell>
          <table:table-cell table:style-name="Default" office:value-type="string" calcext:value-type="string">
            <text:p>User Rating</text:p>
          </table:table-cell>
          <table:table-cell table:style-name="Default" office:value-type="string" calcext:value-type="string">
            <text:p>Model Prediction</text:p>
          </table:table-cell>
          <table:table-cell table:style-name="Default" office:value-type="string" calcext:value-type="string">
            <text:p>Model Error</text:p>
          </table:table-cell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8" office:value-type="float" office:value="4.25238095238" calcext:value-type="float">
            <text:p>4.2524</text:p>
          </table:table-cell>
          <table:table-cell table:style-name="ce8" office:value-type="float" office:value="0.747619047619" calcext:value-type="float">
            <text:p>0.7476</text:p>
          </table:table-cell>
          <table:table-cell table:style-name="ce8" office:value-type="float" office:value="5" calcext:value-type="float">
            <text:p>5.0000</text:p>
          </table:table-cell>
          <table:table-cell table:style-name="ce8" office:value-type="float" office:value="5.00185294935" calcext:value-type="float">
            <text:p>5.0019</text:p>
          </table:table-cell>
          <table:table-cell table:style-name="ce8" office:value-type="float" office:value="0.00185294935491" calcext:value-type="float">
            <text:p>0.00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87134502924" calcext:value-type="float">
            <text:p>3.8713</text:p>
          </table:table-cell>
          <table:table-cell office:value-type="float" office:value="1.12865497076" calcext:value-type="float">
            <text:p>1.1287</text:p>
          </table:table-cell>
          <table:table-cell office:value-type="float" office:value="5" calcext:value-type="float">
            <text:p>5.0000</text:p>
          </table:table-cell>
          <table:table-cell office:value-type="float" office:value="4.99568742892" calcext:value-type="float">
            <text:p>4.9957</text:p>
          </table:table-cell>
          <table:table-cell office:value-type="float" office:value="0.0043125710752" calcext:value-type="float">
            <text:p>0.004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.79207920792" calcext:value-type="float">
            <text:p>3.7921</text:p>
          </table:table-cell>
          <table:table-cell office:value-type="float" office:value="1.20792079208" calcext:value-type="float">
            <text:p>1.2079</text:p>
          </table:table-cell>
          <table:table-cell office:value-type="float" office:value="5" calcext:value-type="float">
            <text:p>5.0000</text:p>
          </table:table-cell>
          <table:table-cell office:value-type="float" office:value="4.97488981562" calcext:value-type="float">
            <text:p>4.9749</text:p>
          </table:table-cell>
          <table:table-cell office:value-type="float" office:value="0.0251101843806" calcext:value-type="float">
            <text:p>0.025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20435967302" calcext:value-type="float">
            <text:p>4.2044</text:p>
          </table:table-cell>
          <table:table-cell office:value-type="float" office:value="0.795640326975" calcext:value-type="float">
            <text:p>0.7956</text:p>
          </table:table-cell>
          <table:table-cell office:value-type="float" office:value="5" calcext:value-type="float">
            <text:p>5.0000</text:p>
          </table:table-cell>
          <table:table-cell office:value-type="float" office:value="4.96693671898" calcext:value-type="float">
            <text:p>4.9669</text:p>
          </table:table-cell>
          <table:table-cell office:value-type="float" office:value="0.033063281019" calcext:value-type="float">
            <text:p>0.033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775" calcext:value-type="float">
            <text:p>3.7750</text:p>
          </table:table-cell>
          <table:table-cell office:value-type="float" office:value="1.225" calcext:value-type="float">
            <text:p>1.2250</text:p>
          </table:table-cell>
          <table:table-cell office:value-type="float" office:value="5" calcext:value-type="float">
            <text:p>5.0000</text:p>
          </table:table-cell>
          <table:table-cell office:value-type="float" office:value="4.96524755562" calcext:value-type="float">
            <text:p>4.9652</text:p>
          </table:table-cell>
          <table:table-cell office:value-type="float" office:value="0.0347524443806" calcext:value-type="float">
            <text:p>0.03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10460251046" calcext:value-type="float">
            <text:p>4.1046</text:p>
          </table:table-cell>
          <table:table-cell office:value-type="float" office:value="0.89539748954" calcext:value-type="float">
            <text:p>0.8954</text:p>
          </table:table-cell>
          <table:table-cell office:value-type="float" office:value="5" calcext:value-type="float">
            <text:p>5.0000</text:p>
          </table:table-cell>
          <table:table-cell office:value-type="float" office:value="4.95845110405" calcext:value-type="float">
            <text:p>4.9585</text:p>
          </table:table-cell>
          <table:table-cell office:value-type="float" office:value="0.0415488959455" calcext:value-type="float">
            <text:p>0.04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76804123711" calcext:value-type="float">
            <text:p>3.7680</text:p>
          </table:table-cell>
          <table:table-cell office:value-type="float" office:value="1.23195876289" calcext:value-type="float">
            <text:p>1.2320</text:p>
          </table:table-cell>
          <table:table-cell office:value-type="float" office:value="5" calcext:value-type="float">
            <text:p>5.0000</text:p>
          </table:table-cell>
          <table:table-cell office:value-type="float" office:value="4.95843149008" calcext:value-type="float">
            <text:p>4.9584</text:p>
          </table:table-cell>
          <table:table-cell office:value-type="float" office:value="0.041568509922" calcext:value-type="float">
            <text:p>0.04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76576576577" calcext:value-type="float">
            <text:p>3.7658</text:p>
          </table:table-cell>
          <table:table-cell office:value-type="float" office:value="1.23423423423" calcext:value-type="float">
            <text:p>1.2342</text:p>
          </table:table-cell>
          <table:table-cell office:value-type="float" office:value="5" calcext:value-type="float">
            <text:p>5.0000</text:p>
          </table:table-cell>
          <table:table-cell office:value-type="float" office:value="4.95286443786" calcext:value-type="float">
            <text:p>4.9529</text:p>
          </table:table-cell>
          <table:table-cell office:value-type="float" office:value="0.0471355621361" calcext:value-type="float">
            <text:p>0.047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44142259414" calcext:value-type="float">
            <text:p>3.4414</text:p>
          </table:table-cell>
          <table:table-cell office:value-type="float" office:value="1.55857740586" calcext:value-type="float">
            <text:p>1.5586</text:p>
          </table:table-cell>
          <table:table-cell office:value-type="float" office:value="5" calcext:value-type="float">
            <text:p>5.0000</text:p>
          </table:table-cell>
          <table:table-cell office:value-type="float" office:value="4.95186329947" calcext:value-type="float">
            <text:p>4.9519</text:p>
          </table:table-cell>
          <table:table-cell office:value-type="float" office:value="0.0481367005304" calcext:value-type="float">
            <text:p>0.04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10526315789" calcext:value-type="float">
            <text:p>3.1053</text:p>
          </table:table-cell>
          <table:table-cell office:value-type="float" office:value="1.89473684211" calcext:value-type="float">
            <text:p>1.8947</text:p>
          </table:table-cell>
          <table:table-cell office:value-type="float" office:value="5" calcext:value-type="float">
            <text:p>5.0000</text:p>
          </table:table-cell>
          <table:table-cell office:value-type="float" office:value="4.95066637668" calcext:value-type="float">
            <text:p>4.9507</text:p>
          </table:table-cell>
          <table:table-cell office:value-type="float" office:value="0.049333623324" calcext:value-type="float">
            <text:p>0.049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81818181818" calcext:value-type="float">
            <text:p>3.8182</text:p>
          </table:table-cell>
          <table:table-cell office:value-type="float" office:value="1.18181818182" calcext:value-type="float">
            <text:p>1.1818</text:p>
          </table:table-cell>
          <table:table-cell office:value-type="float" office:value="5" calcext:value-type="float">
            <text:p>5.0000</text:p>
          </table:table-cell>
          <table:table-cell office:value-type="float" office:value="4.94956266036" calcext:value-type="float">
            <text:p>4.9496</text:p>
          </table:table-cell>
          <table:table-cell office:value-type="float" office:value="0.0504373396367" calcext:value-type="float">
            <text:p>0.05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77815699659" calcext:value-type="float">
            <text:p>3.7782</text:p>
          </table:table-cell>
          <table:table-cell office:value-type="float" office:value="1.22184300341" calcext:value-type="float">
            <text:p>1.2218</text:p>
          </table:table-cell>
          <table:table-cell office:value-type="float" office:value="5" calcext:value-type="float">
            <text:p>5.0000</text:p>
          </table:table-cell>
          <table:table-cell office:value-type="float" office:value="4.94772346178" calcext:value-type="float">
            <text:p>4.9477</text:p>
          </table:table-cell>
          <table:table-cell office:value-type="float" office:value="0.0522765382184" calcext:value-type="float">
            <text:p>0.05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00833333333" calcext:value-type="float">
            <text:p>3.0083</text:p>
          </table:table-cell>
          <table:table-cell office:value-type="float" office:value="1.99166666667" calcext:value-type="float">
            <text:p>1.9917</text:p>
          </table:table-cell>
          <table:table-cell office:value-type="float" office:value="5" calcext:value-type="float">
            <text:p>5.0000</text:p>
          </table:table-cell>
          <table:table-cell office:value-type="float" office:value="4.93965196826" calcext:value-type="float">
            <text:p>4.9397</text:p>
          </table:table-cell>
          <table:table-cell office:value-type="float" office:value="0.0603480317392" calcext:value-type="float">
            <text:p>0.060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05797101449" calcext:value-type="float">
            <text:p>4.0580</text:p>
          </table:table-cell>
          <table:table-cell office:value-type="float" office:value="0.942028985507" calcext:value-type="float">
            <text:p>0.9420</text:p>
          </table:table-cell>
          <table:table-cell office:value-type="float" office:value="5" calcext:value-type="float">
            <text:p>5.0000</text:p>
          </table:table-cell>
          <table:table-cell office:value-type="float" office:value="4.93919829126" calcext:value-type="float">
            <text:p>4.9392</text:p>
          </table:table-cell>
          <table:table-cell office:value-type="float" office:value="0.0608017087351" calcext:value-type="float">
            <text:p>0.06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21501706485" calcext:value-type="float">
            <text:p>3.2150</text:p>
          </table:table-cell>
          <table:table-cell office:value-type="float" office:value="1.78498293515" calcext:value-type="float">
            <text:p>1.7850</text:p>
          </table:table-cell>
          <table:table-cell office:value-type="float" office:value="5" calcext:value-type="float">
            <text:p>5.0000</text:p>
          </table:table-cell>
          <table:table-cell office:value-type="float" office:value="4.92745969922" calcext:value-type="float">
            <text:p>4.9275</text:p>
          </table:table-cell>
          <table:table-cell office:value-type="float" office:value="0.0725403007809" calcext:value-type="float">
            <text:p>0.07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43822843823" calcext:value-type="float">
            <text:p>3.4382</text:p>
          </table:table-cell>
          <table:table-cell office:value-type="float" office:value="1.56177156177" calcext:value-type="float">
            <text:p>1.5618</text:p>
          </table:table-cell>
          <table:table-cell office:value-type="float" office:value="5" calcext:value-type="float">
            <text:p>5.0000</text:p>
          </table:table-cell>
          <table:table-cell office:value-type="float" office:value="4.92433749374" calcext:value-type="float">
            <text:p>4.9243</text:p>
          </table:table-cell>
          <table:table-cell office:value-type="float" office:value="0.0756625062584" calcext:value-type="float">
            <text:p>0.075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33766233766" calcext:value-type="float">
            <text:p>3.3377</text:p>
          </table:table-cell>
          <table:table-cell office:value-type="float" office:value="1.66233766234" calcext:value-type="float">
            <text:p>1.6623</text:p>
          </table:table-cell>
          <table:table-cell office:value-type="float" office:value="5" calcext:value-type="float">
            <text:p>5.0000</text:p>
          </table:table-cell>
          <table:table-cell office:value-type="float" office:value="4.90908874542" calcext:value-type="float">
            <text:p>4.9091</text:p>
          </table:table-cell>
          <table:table-cell office:value-type="float" office:value="0.090911254584" calcext:value-type="float">
            <text:p>0.090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59433962264" calcext:value-type="float">
            <text:p>3.5943</text:p>
          </table:table-cell>
          <table:table-cell office:value-type="float" office:value="1.40566037736" calcext:value-type="float">
            <text:p>1.4057</text:p>
          </table:table-cell>
          <table:table-cell office:value-type="float" office:value="5" calcext:value-type="float">
            <text:p>5.0000</text:p>
          </table:table-cell>
          <table:table-cell office:value-type="float" office:value="4.90819218142" calcext:value-type="float">
            <text:p>4.9082</text:p>
          </table:table-cell>
          <table:table-cell office:value-type="float" office:value="0.0918078185845" calcext:value-type="float">
            <text:p>0.09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32926829268" calcext:value-type="float">
            <text:p>3.3293</text:p>
          </table:table-cell>
          <table:table-cell office:value-type="float" office:value="1.67073170732" calcext:value-type="float">
            <text:p>1.6707</text:p>
          </table:table-cell>
          <table:table-cell office:value-type="float" office:value="5" calcext:value-type="float">
            <text:p>5.0000</text:p>
          </table:table-cell>
          <table:table-cell office:value-type="float" office:value="4.90717820542" calcext:value-type="float">
            <text:p>4.9072</text:p>
          </table:table-cell>
          <table:table-cell office:value-type="float" office:value="0.0928217945799" calcext:value-type="float">
            <text:p>0.092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11538461538" calcext:value-type="float">
            <text:p>3.1154</text:p>
          </table:table-cell>
          <table:table-cell office:value-type="float" office:value="1.88461538462" calcext:value-type="float">
            <text:p>1.8846</text:p>
          </table:table-cell>
          <table:table-cell office:value-type="float" office:value="5" calcext:value-type="float">
            <text:p>5.0000</text:p>
          </table:table-cell>
          <table:table-cell office:value-type="float" office:value="4.90005640402" calcext:value-type="float">
            <text:p>4.9001</text:p>
          </table:table-cell>
          <table:table-cell office:value-type="float" office:value="0.0999435959838" calcext:value-type="float">
            <text:p>0.099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64782608696" calcext:value-type="float">
            <text:p>3.6478</text:p>
          </table:table-cell>
          <table:table-cell office:value-type="float" office:value="0.352173913043" calcext:value-type="float">
            <text:p>0.3522</text:p>
          </table:table-cell>
          <table:table-cell office:value-type="float" office:value="4" calcext:value-type="float">
            <text:p>4.0000</text:p>
          </table:table-cell>
          <table:table-cell office:value-type="float" office:value="4.24772660261" calcext:value-type="float">
            <text:p>4.2477</text:p>
          </table:table-cell>
          <table:table-cell office:value-type="float" office:value="0.247726602609" calcext:value-type="float">
            <text:p>0.247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29223744292" calcext:value-type="float">
            <text:p>4.2922</text:p>
          </table:table-cell>
          <table:table-cell office:value-type="float" office:value="0.292237442922" calcext:value-type="float">
            <text:p>0.2922</text:p>
          </table:table-cell>
          <table:table-cell office:value-type="float" office:value="4" calcext:value-type="float">
            <text:p>4.0000</text:p>
          </table:table-cell>
          <table:table-cell office:value-type="float" office:value="4.39780157842" calcext:value-type="float">
            <text:p>4.3978</text:p>
          </table:table-cell>
          <table:table-cell office:value-type="float" office:value="0.397801578423" calcext:value-type="float">
            <text:p>0.3978</text:p>
          </table:table-cell>
        </table:table-row>
        <table:table-row table:style-name="ro1">
          <table:table-cell table:style-name="ce7" office:value-type="float" office:value="406" calcext:value-type="float">
            <text:p>406</text:p>
          </table:table-cell>
          <table:table-cell table:style-name="ce10" office:value-type="float" office:value="2.44897959184" calcext:value-type="float">
            <text:p>2.4490</text:p>
          </table:table-cell>
          <table:table-cell table:style-name="ce10" office:value-type="float" office:value="1.55102040816" calcext:value-type="float">
            <text:p>1.5510</text:p>
          </table:table-cell>
          <table:table-cell table:style-name="ce10" office:value-type="float" office:value="4" calcext:value-type="float">
            <text:p>4.0000</text:p>
          </table:table-cell>
          <table:table-cell table:style-name="ce10" office:value-type="float" office:value="4.42513153143" calcext:value-type="float">
            <text:p>4.4251</text:p>
          </table:table-cell>
          <table:table-cell table:style-name="ce10" office:value-type="float" office:value="0.425131531428" calcext:value-type="float">
            <text:p>0.4251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office:value-type="float" office:value="3.61573246886" calcext:value-type="float">
            <text:p>3.6157</text:p>
          </table:table-cell>
          <table:table-cell office:value-type="float" office:value="1.27924470009" calcext:value-type="float">
            <text:p>1.2792</text:p>
          </table:table-cell>
          <table:table-cell table:number-columns-repeated="2" office:value-type="float" office:value="4.86956521739" calcext:value-type="float">
            <text:p>4.8696</text:p>
          </table:table-cell>
          <table:table-cell office:value-type="float" office:value="0.0932619705925" calcext:value-type="float">
            <text:p>0.0933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0:22:39.0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 style:data-style-name="N121">
      <style:table-cell-properties fo:background-color="#669900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fo:background-color="#ff6600"/>
    </style:style>
  </office:automatic-styles>
  <office:body>
    <office:spreadsheet>
      <table:table table:name="user_38_result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row table:style-name="ro1">
          <table:table-cell office:value-type="string" calcext:value-type="string">
            <text:p>Movie ID</text:p>
          </table:table-cell>
          <table:table-cell table:style-name="Default" office:value-type="string" calcext:value-type="string">
            <text:p>Average Rating</text:p>
          </table:table-cell>
          <table:table-cell table:style-name="Default" office:value-type="string" calcext:value-type="string">
            <text:p>Error from Avg</text:p>
          </table:table-cell>
          <table:table-cell table:style-name="Default" office:value-type="string" calcext:value-type="string">
            <text:p>User Rating</text:p>
          </table:table-cell>
          <table:table-cell table:style-name="Default" office:value-type="string" calcext:value-type="string">
            <text:p>Model Prediction</text:p>
          </table:table-cell>
          <table:table-cell table:style-name="Default" office:value-type="string" calcext:value-type="string">
            <text:p>Model Error</text:p>
          </table:table-cell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3" office:value-type="float" office:value="3.45614035088" calcext:value-type="float">
            <text:p>3.4561</text:p>
          </table:table-cell>
          <table:table-cell table:style-name="ce3" office:value-type="float" office:value="0.456140350877" calcext:value-type="float">
            <text:p>0.4561</text:p>
          </table:table-cell>
          <table:table-cell table:style-name="ce3" office:value-type="float" office:value="3" calcext:value-type="float">
            <text:p>3.0000</text:p>
          </table:table-cell>
          <table:table-cell table:style-name="ce3" office:value-type="float" office:value="3.00496604192" calcext:value-type="float">
            <text:p>3.0050</text:p>
          </table:table-cell>
          <table:table-cell table:style-name="ce3" office:value-type="float" office:value="0.00496604191568" calcext:value-type="float">
            <text:p>0.00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10204081633" calcext:value-type="float">
            <text:p>3.1020</text:p>
          </table:table-cell>
          <table:table-cell office:value-type="float" office:value="1.89795918367" calcext:value-type="float">
            <text:p>1.8980</text:p>
          </table:table-cell>
          <table:table-cell office:value-type="float" office:value="5" calcext:value-type="float">
            <text:p>5.0000</text:p>
          </table:table-cell>
          <table:table-cell office:value-type="float" office:value="4.98477409648" calcext:value-type="float">
            <text:p>4.9848</text:p>
          </table:table-cell>
          <table:table-cell office:value-type="float" office:value="0.0152259035158" calcext:value-type="float">
            <text:p>0.015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.79207920792" calcext:value-type="float">
            <text:p>3.7921</text:p>
          </table:table-cell>
          <table:table-cell office:value-type="float" office:value="1.20792079208" calcext:value-type="float">
            <text:p>1.2079</text:p>
          </table:table-cell>
          <table:table-cell office:value-type="float" office:value="5" calcext:value-type="float">
            <text:p>5.0000</text:p>
          </table:table-cell>
          <table:table-cell office:value-type="float" office:value="4.97257697723" calcext:value-type="float">
            <text:p>4.9726</text:p>
          </table:table-cell>
          <table:table-cell office:value-type="float" office:value="0.027423022772" calcext:value-type="float">
            <text:p>0.02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93115942029" calcext:value-type="float">
            <text:p>3.9312</text:p>
          </table:table-cell>
          <table:table-cell office:value-type="float" office:value="0.0688405797101" calcext:value-type="float">
            <text:p>0.0688</text:p>
          </table:table-cell>
          <table:table-cell office:value-type="float" office:value="4" calcext:value-type="float">
            <text:p>4.0000</text:p>
          </table:table-cell>
          <table:table-cell office:value-type="float" office:value="3.93542584575" calcext:value-type="float">
            <text:p>3.9354</text:p>
          </table:table-cell>
          <table:table-cell office:value-type="float" office:value="0.064574154247" calcext:value-type="float">
            <text:p>0.064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.22666666667" calcext:value-type="float">
            <text:p>3.2267</text:p>
          </table:table-cell>
          <table:table-cell office:value-type="float" office:value="1.77333333333" calcext:value-type="float">
            <text:p>1.7733</text:p>
          </table:table-cell>
          <table:table-cell office:value-type="float" office:value="5" calcext:value-type="float">
            <text:p>5.0000</text:p>
          </table:table-cell>
          <table:table-cell office:value-type="float" office:value="4.91618466074" calcext:value-type="float">
            <text:p>4.9162</text:p>
          </table:table-cell>
          <table:table-cell office:value-type="float" office:value="0.0838153392631" calcext:value-type="float">
            <text:p>0.08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04854368932" calcext:value-type="float">
            <text:p>3.0485</text:p>
          </table:table-cell>
          <table:table-cell office:value-type="float" office:value="0.95145631068" calcext:value-type="float">
            <text:p>0.9515</text:p>
          </table:table-cell>
          <table:table-cell office:value-type="float" office:value="4" calcext:value-type="float">
            <text:p>4.0000</text:p>
          </table:table-cell>
          <table:table-cell office:value-type="float" office:value="3.91366619734" calcext:value-type="float">
            <text:p>3.9137</text:p>
          </table:table-cell>
          <table:table-cell office:value-type="float" office:value="0.0863338026603" calcext:value-type="float">
            <text:p>0.08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78181818182" calcext:value-type="float">
            <text:p>3.7818</text:p>
          </table:table-cell>
          <table:table-cell office:value-type="float" office:value="1.21818181818" calcext:value-type="float">
            <text:p>1.2182</text:p>
          </table:table-cell>
          <table:table-cell office:value-type="float" office:value="5" calcext:value-type="float">
            <text:p>5.0000</text:p>
          </table:table-cell>
          <table:table-cell office:value-type="float" office:value="5.08665562448" calcext:value-type="float">
            <text:p>5.0867</text:p>
          </table:table-cell>
          <table:table-cell office:value-type="float" office:value="0.086655624475" calcext:value-type="float">
            <text:p>0.08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72030651341" calcext:value-type="float">
            <text:p>3.7203</text:p>
          </table:table-cell>
          <table:table-cell office:value-type="float" office:value="1.27969348659" calcext:value-type="float">
            <text:p>1.2797</text:p>
          </table:table-cell>
          <table:table-cell office:value-type="float" office:value="5" calcext:value-type="float">
            <text:p>5.0000</text:p>
          </table:table-cell>
          <table:table-cell office:value-type="float" office:value="4.89710327955" calcext:value-type="float">
            <text:p>4.8971</text:p>
          </table:table-cell>
          <table:table-cell office:value-type="float" office:value="0.102896720451" calcext:value-type="float">
            <text:p>0.102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.67326732673" calcext:value-type="float">
            <text:p>3.6733</text:p>
          </table:table-cell>
          <table:table-cell office:value-type="float" office:value="1.32673267327" calcext:value-type="float">
            <text:p>1.3267</text:p>
          </table:table-cell>
          <table:table-cell office:value-type="float" office:value="5" calcext:value-type="float">
            <text:p>5.0000</text:p>
          </table:table-cell>
          <table:table-cell office:value-type="float" office:value="4.85487003447" calcext:value-type="float">
            <text:p>4.8549</text:p>
          </table:table-cell>
          <table:table-cell office:value-type="float" office:value="0.145129965534" calcext:value-type="float">
            <text:p>0.145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.34705882353" calcext:value-type="float">
            <text:p>3.3471</text:p>
          </table:table-cell>
          <table:table-cell office:value-type="float" office:value="1.65294117647" calcext:value-type="float">
            <text:p>1.6529</text:p>
          </table:table-cell>
          <table:table-cell office:value-type="float" office:value="5" calcext:value-type="float">
            <text:p>5.0000</text:p>
          </table:table-cell>
          <table:table-cell office:value-type="float" office:value="4.83656262715" calcext:value-type="float">
            <text:p>4.8366</text:p>
          </table:table-cell>
          <table:table-cell office:value-type="float" office:value="0.163437372851" calcext:value-type="float">
            <text:p>0.163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72307692308" calcext:value-type="float">
            <text:p>2.7231</text:p>
          </table:table-cell>
          <table:table-cell office:value-type="float" office:value="0.276923076923" calcext:value-type="float">
            <text:p>0.2769</text:p>
          </table:table-cell>
          <table:table-cell office:value-type="float" office:value="3" calcext:value-type="float">
            <text:p>3.0000</text:p>
          </table:table-cell>
          <table:table-cell office:value-type="float" office:value="3.16399381513" calcext:value-type="float">
            <text:p>3.1640</text:p>
          </table:table-cell>
          <table:table-cell office:value-type="float" office:value="0.163993815128" calcext:value-type="float">
            <text:p>0.164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.0612244898" calcext:value-type="float">
            <text:p>3.0612</text:p>
          </table:table-cell>
          <table:table-cell office:value-type="float" office:value="1.9387755102" calcext:value-type="float">
            <text:p>1.9388</text:p>
          </table:table-cell>
          <table:table-cell office:value-type="float" office:value="5" calcext:value-type="float">
            <text:p>5.0000</text:p>
          </table:table-cell>
          <table:table-cell office:value-type="float" office:value="3.41021895199" calcext:value-type="float">
            <text:p>3.4102</text:p>
          </table:table-cell>
          <table:table-cell office:value-type="float" office:value="1.58978104801" calcext:value-type="float">
            <text:p>1.58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72222222222" calcext:value-type="float">
            <text:p>2.7222</text:p>
          </table:table-cell>
          <table:table-cell office:value-type="float" office:value="1.72222222222" calcext:value-type="float">
            <text:p>1.7222</text:p>
          </table:table-cell>
          <table:table-cell office:value-type="float" office:value="1" calcext:value-type="float">
            <text:p>1.0000</text:p>
          </table:table-cell>
          <table:table-cell office:value-type="float" office:value="2.69714353055" calcext:value-type="float">
            <text:p>2.6971</text:p>
          </table:table-cell>
          <table:table-cell office:value-type="float" office:value="1.69714353055" calcext:value-type="float">
            <text:p>1.697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.59534883721" calcext:value-type="float">
            <text:p>3.5953</text:p>
          </table:table-cell>
          <table:table-cell office:value-type="float" office:value="1.59534883721" calcext:value-type="float">
            <text:p>1.5953</text:p>
          </table:table-cell>
          <table:table-cell office:value-type="float" office:value="2" calcext:value-type="float">
            <text:p>2.0000</text:p>
          </table:table-cell>
          <table:table-cell office:value-type="float" office:value="3.70657368659" calcext:value-type="float">
            <text:p>3.7066</text:p>
          </table:table-cell>
          <table:table-cell office:value-type="float" office:value="1.70657368659" calcext:value-type="float">
            <text:p>1.706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80821917808" calcext:value-type="float">
            <text:p>2.8082</text:p>
          </table:table-cell>
          <table:table-cell office:value-type="float" office:value="2.19178082192" calcext:value-type="float">
            <text:p>2.1918</text:p>
          </table:table-cell>
          <table:table-cell office:value-type="float" office:value="5" calcext:value-type="float">
            <text:p>5.0000</text:p>
          </table:table-cell>
          <table:table-cell office:value-type="float" office:value="3.26766508029" calcext:value-type="float">
            <text:p>3.2677</text:p>
          </table:table-cell>
          <table:table-cell office:value-type="float" office:value="1.73233491971" calcext:value-type="float">
            <text:p>1.732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81707317073" calcext:value-type="float">
            <text:p>2.8171</text:p>
          </table:table-cell>
          <table:table-cell office:value-type="float" office:value="1.81707317073" calcext:value-type="float">
            <text:p>1.8171</text:p>
          </table:table-cell>
          <table:table-cell office:value-type="float" office:value="1" calcext:value-type="float">
            <text:p>1.0000</text:p>
          </table:table-cell>
          <table:table-cell office:value-type="float" office:value="2.86283589289" calcext:value-type="float">
            <text:p>2.8628</text:p>
          </table:table-cell>
          <table:table-cell office:value-type="float" office:value="1.86283589289" calcext:value-type="float">
            <text:p>1.86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.0000</text:p>
          </table:table-cell>
          <table:table-cell office:value-type="float" office:value="2" calcext:value-type="float">
            <text:p>2.0000</text:p>
          </table:table-cell>
          <table:table-cell office:value-type="float" office:value="5" calcext:value-type="float">
            <text:p>5.0000</text:p>
          </table:table-cell>
          <table:table-cell office:value-type="float" office:value="3.10702618644" calcext:value-type="float">
            <text:p>3.1070</text:p>
          </table:table-cell>
          <table:table-cell office:value-type="float" office:value="1.89297381356" calcext:value-type="float">
            <text:p>1.893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.51851851852" calcext:value-type="float">
            <text:p>2.5185</text:p>
          </table:table-cell>
          <table:table-cell office:value-type="float" office:value="1.51851851852" calcext:value-type="float">
            <text:p>1.5185</text:p>
          </table:table-cell>
          <table:table-cell office:value-type="float" office:value="1" calcext:value-type="float">
            <text:p>1.0000</text:p>
          </table:table-cell>
          <table:table-cell office:value-type="float" office:value="3.13547158531" calcext:value-type="float">
            <text:p>3.1355</text:p>
          </table:table-cell>
          <table:table-cell office:value-type="float" office:value="2.13547158531" calcext:value-type="float">
            <text:p>2.135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34375" calcext:value-type="float">
            <text:p>2.3438</text:p>
          </table:table-cell>
          <table:table-cell office:value-type="float" office:value="1.34375" calcext:value-type="float">
            <text:p>1.3438</text:p>
          </table:table-cell>
          <table:table-cell office:value-type="float" office:value="1" calcext:value-type="float">
            <text:p>1.0000</text:p>
          </table:table-cell>
          <table:table-cell office:value-type="float" office:value="3.15987514388" calcext:value-type="float">
            <text:p>3.1599</text:p>
          </table:table-cell>
          <table:table-cell office:value-type="float" office:value="2.15987514388" calcext:value-type="float">
            <text:p>2.159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.42786069652" calcext:value-type="float">
            <text:p>3.4279</text:p>
          </table:table-cell>
          <table:table-cell office:value-type="float" office:value="2.42786069652" calcext:value-type="float">
            <text:p>2.4279</text:p>
          </table:table-cell>
          <table:table-cell office:value-type="float" office:value="1" calcext:value-type="float">
            <text:p>1.0000</text:p>
          </table:table-cell>
          <table:table-cell office:value-type="float" office:value="3.19344649238" calcext:value-type="float">
            <text:p>3.1934</text:p>
          </table:table-cell>
          <table:table-cell office:value-type="float" office:value="2.19344649238" calcext:value-type="float">
            <text:p>2.193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91262135922" calcext:value-type="float">
            <text:p>3.9126</text:p>
          </table:table-cell>
          <table:table-cell office:value-type="float" office:value="2.91262135922" calcext:value-type="float">
            <text:p>2.9126</text:p>
          </table:table-cell>
          <table:table-cell office:value-type="float" office:value="1" calcext:value-type="float">
            <text:p>1.0000</text:p>
          </table:table-cell>
          <table:table-cell office:value-type="float" office:value="3.63252319684" calcext:value-type="float">
            <text:p>3.6325</text:p>
          </table:table-cell>
          <table:table-cell office:value-type="float" office:value="2.63252319684" calcext:value-type="float">
            <text:p>2.6325</text:p>
          </table:table-cell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5" office:value-type="float" office:value="3.77011494253" calcext:value-type="float">
            <text:p>3.7701</text:p>
          </table:table-cell>
          <table:table-cell table:style-name="ce5" office:value-type="float" office:value="2.77011494253" calcext:value-type="float">
            <text:p>2.7701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4.0554164856" calcext:value-type="float">
            <text:p>4.0554</text:p>
          </table:table-cell>
          <table:table-cell table:style-name="ce5" office:value-type="float" office:value="3.0554164856" calcext:value-type="float">
            <text:p>3.0554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office:value-type="float" office:value="3.19006456351" calcext:value-type="float">
            <text:p>3.1901</text:p>
          </table:table-cell>
          <table:table-cell office:value-type="float" office:value="1.51438983919" calcext:value-type="float">
            <text:p>1.5144</text:p>
          </table:table-cell>
          <table:table-cell table:number-columns-repeated="2" office:value-type="float" office:value="3.71900826446" calcext:value-type="float">
            <text:p>3.7190</text:p>
          </table:table-cell>
          <table:table-cell office:value-type="float" office:value="0.741488354146" calcext:value-type="float">
            <text:p>0.7415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0:29:16.3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user_849_movie_174_weigh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table:number-columns-repeated="2"/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Weigh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fting-someone-into-the-air</text:p>
          </table:table-cell>
          <table:table-cell office:value-type="float" office:value="0.0195120604571" calcext:value-type="float">
            <text:p>0.01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ss</text:p>
          </table:table-cell>
          <table:table-cell office:value-type="float" office:value="0.0132291216642" calcext:value-type="float">
            <text:p>0.0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se</text:p>
          </table:table-cell>
          <table:table-cell office:value-type="float" office:value="0.0129294509023" calcext:value-type="float">
            <text:p>0.0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dnapping</text:p>
          </table:table-cell>
          <table:table-cell office:value-type="float" office:value="0.00912141057413" calcext:value-type="float">
            <text:p>0.00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rror</text:p>
          </table:table-cell>
          <table:table-cell office:value-type="float" office:value="0.00845953862067" calcext:value-type="float">
            <text:p>0.0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enture</text:p>
          </table:table-cell>
          <table:table-cell office:value-type="float" office:value="0.00786213193069" calcext:value-type="float">
            <text:p>0.0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office:value-type="float" office:value="0.00691670882966" calcext:value-type="float">
            <text:p>0.0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e-man-army</text:p>
          </table:table-cell>
          <table:table-cell office:value-type="float" office:value="0.00649802159029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re</text:p>
          </table:table-cell>
          <table:table-cell office:value-type="float" office:value="0.00643127903067" calcext:value-type="float">
            <text:p>0.0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t-in-the-head</text:p>
          </table:table-cell>
          <table:table-cell office:value-type="float" office:value="0.00508806362017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e</text:p>
          </table:table-cell>
          <table:table-cell office:value-type="float" office:value="-0.0036523984979" calcext:value-type="float">
            <text:p>-0.0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</text:p>
          </table:table-cell>
          <table:table-cell office:value-type="float" office:value="-0.00899528661762" calcext:value-type="float">
            <text:p>-0.00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guise</text:p>
          </table:table-cell>
          <table:table-cell office:value-type="float" office:value="-0.0120698605538" calcext:value-type="float">
            <text:p>-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olver</text:p>
          </table:table-cell>
          <table:table-cell office:value-type="float" office:value="-0.0165151068406" calcext:value-type="float">
            <text:p>-0.0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der</text:p>
          </table:table-cell>
          <table:table-cell office:value-type="float" office:value="-0.0165151068406" calcext:value-type="float">
            <text:p>-0.0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ligion</text:p>
          </table:table-cell>
          <table:table-cell office:value-type="float" office:value="-0.0233109918595" calcext:value-type="float">
            <text:p>-0.02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float" office:value="-0.0238968558083" calcext:value-type="float">
            <text:p>-0.02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ing-from-height</text:p>
          </table:table-cell>
          <table:table-cell office:value-type="float" office:value="-0.0280545973568" calcext:value-type="float">
            <text:p>-0.02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mous-score</text:p>
          </table:table-cell>
          <table:table-cell office:value-type="float" office:value="-0.0413611997767" calcext:value-type="float">
            <text:p>-0.0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rse</text:p>
          </table:table-cell>
          <table:table-cell office:value-type="float" office:value="-0.0417269473763" calcext:value-type="float">
            <text:p>-0.0417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0:40:59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